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officeooo:paragraph-rsid="0066f764" style:font-size-asian="14pt" style:font-weight-asian="bold" style:font-size-complex="14pt"/>
    </style:style>
    <style:style style:name="P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officeooo:paragraph-rsid="01330fdc" style:font-size-asian="14pt" style:font-weight-asian="bold" style:font-size-complex="14pt"/>
    </style:style>
    <style:style style:name="P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officeooo:rsid="01330fdc" officeooo:paragraph-rsid="01330fdc" style:font-size-asian="14pt" style:font-weight-asian="bold" style:font-size-complex="14pt"/>
    </style:style>
    <style:style style:name="P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3e39cc" style:font-size-asian="14pt" style:font-style-asian="normal" style:font-weight-asian="bold" style:font-size-complex="14pt"/>
    </style:style>
    <style:style style:name="P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3e39cc" officeooo:paragraph-rsid="003e39cc" style:font-size-asian="14pt" style:font-style-asian="normal" style:font-weight-asian="bold" style:font-size-complex="14pt"/>
    </style:style>
    <style:style style:name="P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3f617d" style:font-size-asian="14pt" style:font-style-asian="normal" style:font-weight-asian="bold" style:font-size-complex="14pt" style:font-weight-complex="bold"/>
    </style:style>
    <style:style style:name="P1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3f617d" officeooo:paragraph-rsid="003f617d" style:font-size-asian="14pt" style:font-style-asian="normal" style:font-weight-asian="bold" style:font-size-complex="14pt" style:font-weight-complex="bold"/>
    </style:style>
    <style:style style:name="P1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117d0be" officeooo:paragraph-rsid="0117d0be" style:font-size-asian="14pt" style:font-style-asian="normal" style:font-weight-asian="bold" style:font-size-complex="14pt" style:font-weight-complex="bold"/>
    </style:style>
    <style:style style:name="P1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117d0be" officeooo:paragraph-rsid="0150f5c3" style:font-size-asian="14pt" style:font-style-asian="normal" style:font-weight-asian="bold" style:font-size-complex="14pt" style:font-weight-complex="bold"/>
    </style:style>
    <style:style style:name="P1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150f5c3" officeooo:paragraph-rsid="0150f5c3" style:font-size-asian="14pt" style:font-style-asian="normal" style:font-weight-asian="bold" style:font-size-complex="14pt" style:font-weight-complex="bold"/>
    </style:style>
    <style:style style:name="P1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1bf53f" officeooo:paragraph-rsid="0066f764" style:font-size-asian="14pt" style:font-style-asian="normal" style:font-weight-asian="bold" style:font-size-complex="14pt" style:font-weight-complex="bold"/>
    </style:style>
    <style:style style:name="P1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style:font-size-asian="12pt" style:font-weight-asian="normal"/>
    </style:style>
    <style:style style:name="P1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2f6811" style:font-size-asian="12pt" style:font-weight-asian="normal"/>
    </style:style>
    <style:style style:name="P1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98a1a4" style:font-size-asian="12pt" style:font-weight-asian="normal"/>
    </style:style>
    <style:style style:name="P1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66f764" style:font-size-asian="12pt" style:font-weight-asian="normal"/>
    </style:style>
    <style:style style:name="P1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134d6c5" style:font-size-asian="12pt" style:font-weight-asian="normal"/>
    </style:style>
    <style:style style:name="P2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9e2a33" officeooo:paragraph-rsid="009e2a33" style:font-size-asian="12pt" style:font-weight-asian="normal"/>
    </style:style>
    <style:style style:name="P2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8029aa" officeooo:paragraph-rsid="008029aa" style:font-size-asian="12pt" style:font-weight-asian="normal"/>
    </style:style>
    <style:style style:name="P2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315e1f" officeooo:paragraph-rsid="00410ddf" style:font-size-asian="12pt" style:font-weight-asian="normal"/>
    </style:style>
    <style:style style:name="P2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2ad46c" officeooo:paragraph-rsid="007caea3" style:font-size-asian="12pt" style:font-weight-asian="normal"/>
    </style:style>
    <style:style style:name="P2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21c23c" officeooo:paragraph-rsid="002f6811" style:font-size-asian="12pt" style:font-weight-asian="normal"/>
    </style:style>
    <style:style style:name="P2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660663" officeooo:paragraph-rsid="0066f764" style:font-size-asian="12pt" style:font-weight-asian="normal"/>
    </style:style>
    <style:style style:name="P2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6374da" officeooo:paragraph-rsid="0066f764" style:font-size-asian="12pt" style:font-weight-asian="normal"/>
    </style:style>
    <style:style style:name="P2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cc6074" officeooo:paragraph-rsid="00cc6074" style:font-size-asian="12pt" style:font-weight-asian="normal"/>
    </style:style>
    <style:style style:name="P2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d9dd89" officeooo:paragraph-rsid="00d9dd89" style:font-size-asian="12pt" style:font-weight-asian="normal"/>
    </style:style>
    <style:style style:name="P2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f86959" officeooo:paragraph-rsid="006206e6" style:font-size-asian="12pt" style:font-weight-asian="normal"/>
    </style:style>
    <style:style style:name="P3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1330fdc" officeooo:paragraph-rsid="01330fdc" style:font-size-asian="12pt" style:font-weight-asian="normal"/>
    </style:style>
    <style:style style:name="P3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1330fdc" officeooo:paragraph-rsid="0134a2b0" style:font-size-asian="12pt" style:font-weight-asian="normal"/>
    </style:style>
    <style:style style:name="P3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3b3641" officeooo:paragraph-rsid="01330fdc" style:font-size-asian="12pt" style:font-weight-asian="normal" style:font-size-complex="14pt"/>
    </style:style>
    <style:style style:name="P3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6206e6" officeooo:paragraph-rsid="0134a2b0" style:font-size-asian="12pt" style:font-weight-asian="normal"/>
    </style:style>
    <style:style style:name="P3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136dc5a" officeooo:paragraph-rsid="0136dc5a" style:font-size-asian="12pt" style:font-weight-asian="normal"/>
    </style:style>
    <style:style style:name="P3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3b3641" officeooo:paragraph-rsid="0134a2b0" style:font-size-asian="12pt" style:font-weight-asian="normal"/>
    </style:style>
    <style:style style:name="P3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a612fc" officeooo:paragraph-rsid="00b0c6f6" style:font-size-asian="12pt" style:font-style-asian="normal" style:font-weight-asian="normal"/>
    </style:style>
    <style:style style:name="P3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a612fc" officeooo:paragraph-rsid="00a612fc" style:font-size-asian="12pt" style:font-style-asian="normal" style:font-weight-asian="normal"/>
    </style:style>
    <style:style style:name="P3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89f853" officeooo:paragraph-rsid="0094a730" style:font-size-asian="12pt" style:font-style-asian="normal" style:font-weight-asian="normal"/>
    </style:style>
    <style:style style:name="P3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paragraph-rsid="0094a730" style:font-size-asian="12pt" style:font-style-asian="normal" style:font-weight-asian="normal"/>
    </style:style>
    <style:style style:name="P4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dfb033" officeooo:paragraph-rsid="00dfb033" style:font-size-asian="12pt" style:font-style-asian="normal" style:font-weight-asian="normal"/>
    </style:style>
    <style:style style:name="P4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27b455" officeooo:paragraph-rsid="0127b455" style:font-size-asian="12pt" style:font-style-asian="normal" style:font-weight-asian="normal"/>
    </style:style>
    <style:style style:name="P4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307c41" officeooo:paragraph-rsid="0127b455" style:font-size-asian="12pt" style:font-style-asian="normal" style:font-weight-asian="normal"/>
    </style:style>
    <style:style style:name="P4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27b455"/>
    </style:style>
    <style:style style:name="P4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27e8d"/>
    </style:style>
    <style:style style:name="P4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30fdc"/>
    </style:style>
    <style:style style:name="P4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4a2b0"/>
    </style:style>
    <style:style style:name="P4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4d6c5"/>
    </style:style>
    <style:style style:name="P4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40feac"/>
    </style:style>
    <style:style style:name="P4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66f764"/>
    </style:style>
    <style:style style:name="P5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rsid="0140feac" officeooo:paragraph-rsid="0140feac"/>
    </style:style>
    <style:style style:name="P51" style:family="paragraph" style:parent-style-name="Standard">
      <style:paragraph-properties fo:margin-left="0.7799in" fo:margin-right="0in" fo:line-height="115%" fo:text-indent="-0.7807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style:font-size-asian="14pt" style:font-weight-asian="bold" style:font-size-complex="14pt"/>
    </style:style>
    <style:style style:name="P52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3945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/>
    </style:style>
    <style:style style:name="P53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db5faf" officeooo:paragraph-rsid="00de6712" fo:background-color="transparent" style:font-weight-asian="normal" style:font-weight-complex="normal"/>
    </style:style>
    <style:style style:name="P54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c606a7" officeooo:paragraph-rsid="00d642f9" style:font-weight-asian="normal" style:font-weight-complex="normal"/>
    </style:style>
    <style:style style:name="P55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afbf0" officeooo:paragraph-rsid="00c974e6" style:font-weight-asian="normal" style:font-weight-complex="normal"/>
    </style:style>
    <style:style style:name="P56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afbf0" officeooo:paragraph-rsid="00caac87" style:font-weight-asian="normal" style:font-weight-complex="normal"/>
    </style:style>
    <style:style style:name="P57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ab530" style:font-weight-asian="normal" style:font-weight-complex="normal"/>
    </style:style>
    <style:style style:name="P58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b24f1" style:font-weight-asian="normal" style:font-weight-complex="normal"/>
    </style:style>
    <style:style style:name="P59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bbe27" style:font-weight-asian="normal" style:font-weight-complex="normal"/>
    </style:style>
    <style:style style:name="P60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rsid="013a1ca5" officeooo:paragraph-rsid="013a1ca5" style:font-weight-asian="normal" style:font-weight-complex="normal"/>
    </style:style>
    <style:style style:name="P61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1325863" style:font-weight-asian="normal" style:font-weight-complex="normal"/>
    </style:style>
    <style:style style:name="P62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1327e8d" style:font-weight-asian="normal" style:font-weight-complex="normal"/>
    </style:style>
    <style:style style:name="P63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0f3a0b3" style:font-weight-asian="normal" style:font-weight-complex="normal"/>
    </style:style>
    <style:style style:name="P64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rsid="014e71bc" officeooo:paragraph-rsid="014f8326" style:font-weight-asian="normal" style:font-weight-complex="normal"/>
    </style:style>
    <style:style style:name="P65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weight-complex="normal"/>
    </style:style>
    <style:style style:name="P66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50e876"/>
    </style:style>
    <style:style style:name="P67" style:family="paragraph" style:parent-style-name="Standard">
      <style:paragraph-properties fo:margin-left="0.7811in" fo:margin-right="0in" fo:line-height="115%" fo:text-indent="-0.7811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bold" style:font-size-asian="12pt" style:font-style-asian="normal" style:font-weight-asian="bold"/>
    </style:style>
    <style:style style:name="P68" style:family="paragraph" style:parent-style-name="Standard">
      <style:paragraph-properties fo:margin-left="0.7811in" fo:margin-right="0in" fo:line-height="115%" fo:text-indent="-0.7811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69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410ddf"/>
    </style:style>
    <style:style style:name="P70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3e39cc"/>
    </style:style>
    <style:style style:name="P71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style="italic" officeooo:rsid="00bc9151" officeooo:paragraph-rsid="01124716" style:font-style-asian="italic" style:font-style-complex="italic"/>
    </style:style>
    <style:style style:name="P72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rsid="00a6f76c" officeooo:paragraph-rsid="013c0c84"/>
    </style:style>
    <style:style style:name="P73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a6b773" officeooo:paragraph-rsid="003e39cc" style:font-size-asian="12pt" style:font-style-asian="normal" style:font-weight-asian="normal"/>
    </style:style>
    <style:style style:name="P74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3e39cc" officeooo:paragraph-rsid="009df027" style:font-size-asian="12pt" style:font-style-asian="normal" style:font-weight-asian="normal" style:font-style-complex="normal"/>
    </style:style>
    <style:style style:name="P75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b7c47e" officeooo:paragraph-rsid="00b7c47e" style:font-size-asian="12pt" style:font-style-asian="normal" style:font-weight-asian="normal" style:font-weight-complex="normal"/>
    </style:style>
    <style:style style:name="P76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8aacd5" officeooo:paragraph-rsid="00997789" style:font-size-asian="12pt" style:font-style-asian="normal" style:font-weight-asian="normal" style:font-weight-complex="normal"/>
    </style:style>
    <style:style style:name="P77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8aacd5" officeooo:paragraph-rsid="011dd703" style:font-size-asian="12pt" style:font-style-asian="normal" style:font-weight-asian="normal" style:font-weight-complex="normal"/>
    </style:style>
    <style:style style:name="P78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e5f8e5" officeooo:paragraph-rsid="00e5f8e5" style:font-size-asian="12pt" style:font-style-asian="normal" style:font-weight-asian="normal" style:font-weight-complex="normal"/>
    </style:style>
    <style:style style:name="P79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dd703" officeooo:paragraph-rsid="011dd703" style:font-size-asian="12pt" style:font-style-asian="normal" style:font-weight-asian="normal" style:font-weight-complex="normal"/>
    </style:style>
    <style:style style:name="P80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46777e" officeooo:paragraph-rsid="0146777e" style:font-size-asian="12pt" style:font-style-asian="normal" style:font-weight-asian="normal" style:font-weight-complex="normal"/>
    </style:style>
    <style:style style:name="P81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e5f8e5" officeooo:paragraph-rsid="00e5f8e5" fo:background-color="transparent" style:font-size-asian="12pt" style:font-style-asian="normal" style:font-weight-asian="normal" style:font-weight-complex="normal"/>
    </style:style>
    <style:style style:name="P82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efe4a9" officeooo:paragraph-rsid="00efe4a9" fo:background-color="transparent" style:font-size-asian="12pt" style:font-style-asian="normal" style:font-weight-asian="normal" style:font-weight-complex="normal"/>
    </style:style>
    <style:style style:name="P83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f074a7" fo:background-color="transparent"/>
    </style:style>
    <style:style style:name="P85" style:family="paragraph" style:parent-style-name="Standard" style:master-page-name="">
      <style:paragraph-properties fo:margin-left="1.1866in" fo:margin-right="0in" fo:line-height="115%" fo:text-indent="-1.1866in" style:auto-text-indent="false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86" style:family="paragraph" style:parent-style-name="Standard">
      <style:paragraph-properties fo:margin-left="1.1756in" fo:margin-right="0in" fo:line-height="115%" fo:text-indent="-1.1756in" style:auto-text-indent="false">
        <style:tab-stops>
          <style:tab-stop style:position="0.3772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997789" style:font-size-asian="12pt" style:font-weight-asian="normal"/>
    </style:style>
    <style:style style:name="P87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8f6814" officeooo:paragraph-rsid="008f6814" style:font-size-asian="12pt" style:font-style-asian="normal" style:font-weight-asian="normal" style:font-weight-complex="normal"/>
    </style:style>
    <style:style style:name="P88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paragraph-rsid="008f6814" style:font-size-asian="12pt" style:font-style-asian="normal" style:font-weight-asian="normal" style:font-weight-complex="normal"/>
    </style:style>
    <style:style style:name="P89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960fdb" officeooo:paragraph-rsid="00960fdb" style:font-size-asian="12pt" style:font-style-asian="normal" style:font-weight-asian="normal" style:font-weight-complex="normal"/>
    </style:style>
    <style:style style:name="P90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c0eb04" officeooo:paragraph-rsid="00c0eb04" style:font-size-asian="12pt" style:font-style-asian="normal" style:font-weight-asian="normal" style:font-weight-complex="normal"/>
    </style:style>
    <style:style style:name="P91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e57d08" officeooo:paragraph-rsid="00e57d08" style:font-size-asian="12pt" style:font-style-asian="normal" style:font-weight-asian="normal" style:font-weight-complex="normal"/>
    </style:style>
    <style:style style:name="P92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03a833" officeooo:paragraph-rsid="0103a833" style:font-size-asian="12pt" style:font-style-asian="normal" style:font-weight-asian="normal" style:font-weight-complex="normal"/>
    </style:style>
    <style:style style:name="P93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7d0be" officeooo:paragraph-rsid="0117d0be" style:font-size-asian="12pt" style:font-style-asian="normal" style:font-weight-asian="normal" style:font-weight-complex="normal"/>
    </style:style>
    <style:style style:name="P94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7d0be" officeooo:paragraph-rsid="0150f5c3" style:font-size-asian="12pt" style:font-style-asian="normal" style:font-weight-asian="normal" style:font-weight-complex="normal"/>
    </style:style>
    <style:style style:name="P95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9fadd" officeooo:paragraph-rsid="0119fadd" style:font-size-asian="12pt" style:font-style-asian="normal" style:font-weight-asian="normal" style:font-weight-complex="normal"/>
    </style:style>
    <style:style style:name="P96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50f5c3" officeooo:paragraph-rsid="0150f5c3" style:font-size-asian="12pt" style:font-style-asian="normal" style:font-weight-asian="normal" style:font-weight-complex="normal"/>
    </style:style>
    <style:style style:name="P97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paragraph-rsid="008f6814" style:font-size-asian="12pt" style:font-style-asian="normal" style:font-weight-asian="normal"/>
    </style:style>
    <style:style style:name="P98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7d0be" officeooo:paragraph-rsid="0117d0be" style:font-size-asian="12pt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95898" officeooo:paragraph-rsid="01195898" style:font-size-asian="12pt" style:font-style-asian="normal" style:font-weight-asian="normal" style:font-style-complex="normal" style:font-weight-complex="normal"/>
    </style:style>
    <style:style style:name="P100" style:family="paragraph" style:parent-style-name="Standard" style:master-page-name="">
      <style:paragraph-properties fo:margin-left="0.25in" fo:margin-right="0in" fo:line-height="115%" fo:text-indent="-0.25in" style:auto-text-indent="false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04b298" officeooo:paragraph-rsid="0104b298" style:font-size-asian="12pt" style:font-style-asian="normal" style:font-weight-asian="normal" style:font-weight-complex="normal"/>
    </style:style>
    <style:style style:name="P101" style:family="paragraph" style:parent-style-name="Horizontal_20_Line">
      <style:paragraph-properties fo:line-height="115%"/>
    </style:style>
    <style:style style:name="P102" style:family="paragraph" style:parent-style-name="Horizontal_20_Line">
      <style:paragraph-properties fo:line-height="115%"/>
      <style:text-properties officeooo:paragraph-rsid="00410ddf"/>
    </style:style>
    <style:style style:name="P103" style:family="paragraph" style:parent-style-name="Horizontal_20_Line">
      <style:paragraph-properties fo:line-height="115%"/>
      <style:text-properties officeooo:paragraph-rsid="0066f764"/>
    </style:style>
    <style:style style:name="P104" style:family="paragraph" style:parent-style-name="Horizontal_20_Line">
      <style:paragraph-properties fo:line-height="115%"/>
      <style:text-properties officeooo:paragraph-rsid="0117d0be"/>
    </style:style>
    <style:style style:name="P105" style:family="paragraph" style:parent-style-name="Horizontal_20_Line">
      <style:paragraph-properties fo:line-height="115%"/>
      <style:text-properties officeooo:paragraph-rsid="0094a730"/>
    </style:style>
    <style:style style:name="P106" style:family="paragraph" style:parent-style-name="Horizontal_20_Line">
      <style:paragraph-properties fo:line-height="115%"/>
      <style:text-properties officeooo:paragraph-rsid="01330fdc"/>
    </style:style>
    <style:style style:name="P107" style:family="paragraph" style:parent-style-name="Horizontal_20_Line">
      <style:paragraph-properties fo:line-height="115%"/>
      <style:text-properties officeooo:paragraph-rsid="0150f5c3"/>
    </style:style>
    <style:style style:name="P108" style:family="paragraph" style:parent-style-name="Standard" style:master-page-name="">
      <style:paragraph-properties fo:line-height="115%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1bf53f" officeooo:paragraph-rsid="0117d0be" style:font-size-asian="14pt" style:font-style-asian="normal" style:font-weight-asian="bold" style:font-size-complex="14pt" style:font-weight-complex="bold"/>
    </style:style>
    <style:style style:name="P109" style:family="paragraph" style:parent-style-name="Standard" style:master-page-name="">
      <loext:graphic-properties draw:fill="none"/>
      <style:paragraph-properties fo:margin-left="5in" fo:margin-right="0in" fo:line-height="115%" fo:text-align="start" style:justify-single-word="false" fo:text-indent="0in" style:auto-text-indent="false" style:page-number="auto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Helvetica" fo:font-size="14pt" fo:font-weight="bold" officeooo:paragraph-rsid="003d43fe" style:font-size-asian="14pt" style:font-weight-asian="bold"/>
    </style:style>
    <style:style style:name="P110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683301" fo:background-color="transparent" style:font-size-asian="12pt" style:font-weight-asian="normal"/>
    </style:style>
    <style:style style:name="P111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6374da" style:font-size-asian="12pt" style:font-weight-asian="normal"/>
    </style:style>
    <style:style style:name="P112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6374da" style:font-size-asian="12pt" style:font-weight-asian="normal" style:font-size-complex="12pt"/>
    </style:style>
    <style:style style:name="P113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e8ab9d" officeooo:paragraph-rsid="00ee3c59" style:font-weight-asian="normal" style:font-weight-complex="normal"/>
    </style:style>
    <style:style style:name="P114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42850" officeooo:paragraph-rsid="00b673e6" style:font-weight-asian="normal" style:font-weight-complex="normal"/>
    </style:style>
    <style:style style:name="P115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056bf" officeooo:paragraph-rsid="00b673e6" style:font-weight-asian="normal" style:font-weight-complex="normal"/>
    </style:style>
    <style:style style:name="P116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9b9fe0" officeooo:paragraph-rsid="009cf61b" style:font-weight-asian="normal" style:font-weight-complex="normal"/>
    </style:style>
    <style:style style:name="P117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style:font-weight-asian="normal" style:font-weight-complex="normal"/>
    </style:style>
    <style:style style:name="P118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410ddf" style:font-weight-asian="normal" style:font-weight-complex="normal"/>
    </style:style>
    <style:style style:name="P119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147932e" officeooo:paragraph-rsid="015424f4" style:font-weight-asian="normal" style:font-weight-complex="normal"/>
    </style:style>
    <style:style style:name="P120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15424f4" officeooo:paragraph-rsid="015424f4" style:font-weight-asian="normal" style:font-weight-complex="normal"/>
    </style:style>
    <style:style style:name="T1" style:family="text">
      <style:text-properties fo:color="#000000" fo:font-size="12pt" fo:font-weight="bold" style:font-size-asian="12pt" style:font-weight-asian="bold"/>
    </style:style>
    <style:style style:name="T2" style:family="text">
      <style:text-properties fo:color="#000000" fo:font-size="12pt" fo:font-weight="normal" style:font-size-asian="12pt" style:font-weight-asian="normal"/>
    </style:style>
    <style:style style:name="T3" style:family="text">
      <style:text-properties fo:color="#000000" fo:font-size="12pt" fo:font-weight="normal" officeooo:rsid="006374da" style:font-size-asian="12pt" style:font-weight-asian="normal"/>
    </style:style>
    <style:style style:name="T4" style:family="text">
      <style:text-properties fo:color="#000000" fo:font-size="12pt" fo:font-weight="normal" officeooo:rsid="00642082" style:font-size-asian="12pt" style:font-weight-asian="normal"/>
    </style:style>
    <style:style style:name="T5" style:family="text">
      <style:text-properties fo:color="#000000" fo:font-size="12pt" fo:font-style="italic" fo:font-weight="normal" style:font-size-asian="12pt" style:font-style-asian="italic" style:font-weight-asian="normal"/>
    </style:style>
    <style:style style:name="T6" style:family="text">
      <style:text-properties fo:color="#000000" fo:font-size="12pt" fo:font-style="italic" fo:font-weight="normal" style:font-size-asian="12pt" style:font-style-asian="italic" style:font-weight-asian="normal" style:font-style-complex="italic"/>
    </style:style>
    <style:style style:name="T7" style:family="text">
      <style:text-properties fo:color="#000000" fo:font-size="12pt" fo:font-style="italic" fo:font-weight="normal" officeooo:rsid="003e39cc" style:font-size-asian="12pt" style:font-style-asian="italic" style:font-weight-asian="normal" style:font-style-complex="italic"/>
    </style:style>
    <style:style style:name="T8" style:family="text">
      <style:text-properties fo:color="#000000" fo:font-size="12pt" fo:font-style="italic" fo:font-weight="normal" officeooo:rsid="00a6b773" style:font-size-asian="12pt" style:font-style-asian="italic" style:font-weight-asian="normal" style:font-style-complex="italic"/>
    </style:style>
    <style:style style:name="T9" style:family="text">
      <style:text-properties fo:color="#000000" fo:font-size="12pt" fo:font-style="italic" fo:font-weight="normal" officeooo:rsid="00a7d77e" style:font-size-asian="12pt" style:font-style-asian="italic" style:font-weight-asian="normal" style:font-style-complex="italic"/>
    </style:style>
    <style:style style:name="T10" style:family="text">
      <style:text-properties fo:color="#000000" fo:font-size="12pt" fo:font-style="italic" style:font-size-asian="12pt" style:font-style-asian="italic"/>
    </style:style>
    <style:style style:name="T11" style:family="text">
      <style:text-properties fo:color="#000000" fo:font-size="12pt" fo:font-style="italic" officeooo:rsid="002c2736" style:font-size-asian="12pt" style:font-style-asian="italic" style:font-style-complex="italic"/>
    </style:style>
    <style:style style:name="T12" style:family="text">
      <style:text-properties fo:color="#000000" fo:font-size="12pt" fo:font-style="italic" officeooo:rsid="0154af18" fo:background-color="transparent" loext:char-shading-value="0" style:font-size-asian="12pt" style:font-style-asian="italic" style:font-style-complex="italic"/>
    </style:style>
    <style:style style:name="T13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14" style:family="text">
      <style:text-properties fo:color="#000000" fo:font-size="12pt" fo:font-style="normal" fo:font-weight="normal" style:font-size-asian="12pt" style:font-style-asian="normal" style:font-weight-asian="normal" style:font-weight-complex="normal"/>
    </style:style>
    <style:style style:name="T15" style:family="text">
      <style:text-properties fo:color="#000000" fo:font-size="12pt" fo:font-style="normal" fo:font-weight="normal" officeooo:rsid="003e39cc" style:font-size-asian="12pt" style:font-style-asian="normal" style:font-weight-asian="normal"/>
    </style:style>
    <style:style style:name="T16" style:family="text">
      <style:text-properties fo:color="#000000" fo:font-size="12pt" fo:font-style="normal" fo:font-weight="normal" officeooo:rsid="005a8d3b" style:font-size-asian="12pt" style:font-style-asian="normal" style:font-weight-asian="normal"/>
    </style:style>
    <style:style style:name="T17" style:family="text">
      <style:text-properties fo:color="#000000" fo:font-size="12pt" fo:font-style="normal" fo:font-weight="normal" officeooo:rsid="005f2b29" style:font-size-asian="12pt" style:font-style-asian="normal" style:font-weight-asian="normal"/>
    </style:style>
    <style:style style:name="T18" style:family="text">
      <style:text-properties fo:color="#000000" fo:font-size="12pt" fo:font-style="normal" fo:font-weight="normal" officeooo:rsid="0060cba5" style:font-size-asian="12pt" style:font-style-asian="normal" style:font-weight-asian="normal"/>
    </style:style>
    <style:style style:name="T19" style:family="text">
      <style:text-properties fo:color="#000000" fo:font-size="12pt" fo:font-style="normal" fo:font-weight="normal" officeooo:rsid="0081e615" style:font-size-asian="12pt" style:font-style-asian="normal" style:font-weight-asian="normal"/>
    </style:style>
    <style:style style:name="T20" style:family="text">
      <style:text-properties fo:color="#000000" fo:font-size="12pt" fo:font-style="normal" fo:font-weight="normal" officeooo:rsid="0084f580" style:font-size-asian="12pt" style:font-style-asian="normal" style:font-weight-asian="normal"/>
    </style:style>
    <style:style style:name="T21" style:family="text">
      <style:text-properties fo:color="#000000" fo:font-size="12pt" fo:font-style="normal" fo:font-weight="normal" officeooo:rsid="008849ba" style:font-size-asian="12pt" style:font-style-asian="normal" style:font-weight-asian="normal"/>
    </style:style>
    <style:style style:name="T22" style:family="text">
      <style:text-properties fo:color="#000000" fo:font-size="12pt" fo:font-style="normal" fo:font-weight="normal" officeooo:rsid="008a968a" style:font-size-asian="12pt" style:font-style-asian="normal" style:font-weight-asian="normal"/>
    </style:style>
    <style:style style:name="T23" style:family="text">
      <style:text-properties fo:color="#000000" fo:font-size="12pt" fo:font-style="normal" fo:font-weight="normal" officeooo:rsid="008aacd5" style:font-size-asian="12pt" style:font-style-asian="normal" style:font-weight-asian="normal"/>
    </style:style>
    <style:style style:name="T24" style:family="text">
      <style:text-properties fo:color="#000000" fo:font-size="12pt" fo:font-style="normal" fo:font-weight="normal" officeooo:rsid="0096fe01" style:font-size-asian="12pt" style:font-style-asian="normal" style:font-weight-asian="normal"/>
    </style:style>
    <style:style style:name="T25" style:family="text">
      <style:text-properties fo:color="#000000" fo:font-size="12pt" fo:font-style="normal" fo:font-weight="normal" officeooo:rsid="009a6917" style:font-size-asian="12pt" style:font-style-asian="normal" style:font-weight-asian="normal"/>
    </style:style>
    <style:style style:name="T26" style:family="text">
      <style:text-properties fo:color="#000000" fo:font-size="12pt" fo:font-style="normal" fo:font-weight="normal" officeooo:rsid="009ebc33" style:font-size-asian="12pt" style:font-style-asian="normal" style:font-weight-asian="normal"/>
    </style:style>
    <style:style style:name="T27" style:family="text">
      <style:text-properties fo:color="#000000" fo:font-size="12pt" fo:font-style="normal" fo:font-weight="normal" officeooo:rsid="00a292bb" style:font-size-asian="12pt" style:font-style-asian="normal" style:font-weight-asian="normal"/>
    </style:style>
    <style:style style:name="T28" style:family="text">
      <style:text-properties fo:color="#000000" fo:font-size="12pt" fo:font-style="normal" fo:font-weight="normal" officeooo:rsid="00a6b773" style:font-size-asian="12pt" style:font-style-asian="normal" style:font-weight-asian="normal"/>
    </style:style>
    <style:style style:name="T29" style:family="text">
      <style:text-properties fo:color="#000000" fo:font-size="12pt" fo:font-style="normal" fo:font-weight="normal" officeooo:rsid="00a9466b" style:font-size-asian="12pt" style:font-style-asian="normal" style:font-weight-asian="normal"/>
    </style:style>
    <style:style style:name="T30" style:family="text">
      <style:text-properties fo:color="#000000" fo:font-size="12pt" fo:font-style="normal" fo:font-weight="normal" officeooo:rsid="00b4e2f1" style:font-size-asian="12pt" style:font-style-asian="normal" style:font-weight-asian="normal"/>
    </style:style>
    <style:style style:name="T31" style:family="text">
      <style:text-properties fo:color="#000000" fo:font-size="12pt" fo:font-style="normal" fo:font-weight="normal" officeooo:rsid="00b58e44" style:font-size-asian="12pt" style:font-style-asian="normal" style:font-weight-asian="normal"/>
    </style:style>
    <style:style style:name="T32" style:family="text">
      <style:text-properties fo:color="#000000" fo:font-size="12pt" fo:font-style="normal" fo:font-weight="normal" style:font-size-asian="12pt" style:font-style-asian="normal" style:font-weight-asian="normal" style:font-style-complex="normal"/>
    </style:style>
    <style:style style:name="T33" style:family="text">
      <style:text-properties fo:color="#000000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34" style:family="text">
      <style:text-properties fo:color="#000000" fo:font-size="12pt" fo:font-style="normal" fo:font-weight="normal" officeooo:rsid="00e85757" style:font-size-asian="12pt" style:font-style-asian="normal" style:font-weight-asian="normal" style:font-style-complex="normal" style:font-weight-complex="normal"/>
    </style:style>
    <style:style style:name="T35" style:family="text">
      <style:text-properties fo:color="#000000" fo:font-size="12pt" fo:font-style="normal" fo:font-weight="normal" officeooo:rsid="01124716" style:font-size-asian="12pt" style:font-style-asian="normal" style:font-weight-asian="normal" style:font-style-complex="normal" style:font-weight-complex="normal"/>
    </style:style>
    <style:style style:name="T36" style:family="text">
      <style:text-properties fo:color="#000000" fo:font-size="12pt" fo:font-style="normal" fo:font-weight="normal" officeooo:rsid="01141655" style:font-size-asian="12pt" style:font-style-asian="normal" style:font-weight-asian="normal" style:font-style-complex="normal" style:font-weight-complex="normal"/>
    </style:style>
    <style:style style:name="T37" style:family="text">
      <style:text-properties fo:color="#000000" fo:font-size="12pt" fo:font-style="normal" fo:font-weight="normal" officeooo:rsid="01398fe3" style:font-size-asian="12pt" style:font-style-asian="normal" style:font-weight-asian="normal" style:font-style-complex="normal" style:font-weight-complex="normal"/>
    </style:style>
    <style:style style:name="T38" style:family="text">
      <style:text-properties fo:color="#000000" fo:font-size="12pt" fo:font-style="normal" fo:font-weight="normal" officeooo:rsid="01398fe3" style:font-size-asian="12pt" style:font-style-asian="normal" style:font-weight-asian="normal" style:font-style-complex="normal"/>
    </style:style>
    <style:style style:name="T39" style:family="text">
      <style:text-properties fo:color="#000000" fo:font-size="12pt" fo:font-style="normal" fo:font-weight="normal" officeooo:rsid="0150f5c3" style:font-size-asian="12pt" style:font-style-asian="normal" style:font-weight-asian="normal" style:font-style-complex="normal"/>
    </style:style>
    <style:style style:name="T40" style:family="text">
      <style:text-properties fo:color="#000000" fo:font-size="12pt" fo:font-style="normal" fo:font-weight="normal" officeooo:rsid="00eaa7d1" style:font-size-asian="12pt" style:font-style-asian="normal" style:font-weight-asian="normal"/>
    </style:style>
    <style:style style:name="T41" style:family="text">
      <style:text-properties fo:color="#000000" fo:font-size="12pt" fo:font-style="normal" fo:font-weight="normal" officeooo:rsid="01264c8c" style:font-size-asian="12pt" style:font-style-asian="normal" style:font-weight-asian="normal"/>
    </style:style>
    <style:style style:name="T42" style:family="text">
      <style:text-properties fo:color="#000000" fo:font-size="12pt" fo:font-style="normal" fo:font-weight="normal" officeooo:rsid="01330fdc" style:font-size-asian="12pt" style:font-style-asian="normal" style:font-weight-asian="normal"/>
    </style:style>
    <style:style style:name="T43" style:family="text">
      <style:text-properties fo:color="#000000" fo:font-size="12pt" fo:font-style="normal" fo:font-weight="normal" officeooo:rsid="013b48fd" style:font-size-asian="12pt" style:font-style-asian="normal" style:font-weight-asian="normal"/>
    </style:style>
    <style:style style:name="T44" style:family="text">
      <style:text-properties fo:color="#000000" fo:font-size="12pt" fo:font-style="normal" fo:font-weight="normal" officeooo:rsid="013c0c84" style:font-size-asian="12pt" style:font-style-asian="normal" style:font-weight-asian="normal"/>
    </style:style>
    <style:style style:name="T45" style:family="text">
      <style:text-properties fo:color="#000000" fo:font-size="12pt" fo:font-style="normal" fo:font-weight="normal" officeooo:rsid="0140327c" style:font-size-asian="12pt" style:font-style-asian="normal" style:font-weight-asian="normal"/>
    </style:style>
    <style:style style:name="T46" style:family="text">
      <style:text-properties fo:color="#000000" fo:font-size="12pt" fo:font-style="normal" style:font-size-asian="12pt" style:font-style-asian="normal"/>
    </style:style>
    <style:style style:name="T47" style:family="text">
      <style:text-properties fo:color="#000000" fo:font-size="12pt" fo:font-style="normal" officeooo:rsid="00f3a0b3" style:font-size-asian="12pt" style:font-style-asian="normal"/>
    </style:style>
    <style:style style:name="T48" style:family="text">
      <style:text-properties fo:color="#000000" fo:font-size="12pt" fo:font-style="normal" officeooo:rsid="00f3f29a" style:font-size-asian="12pt" style:font-style-asian="normal"/>
    </style:style>
    <style:style style:name="T49" style:family="text">
      <style:text-properties fo:color="#000000" fo:font-size="12pt" fo:font-style="normal" officeooo:rsid="012e66c2" style:font-size-asian="12pt" style:font-style-asian="normal"/>
    </style:style>
    <style:style style:name="T50" style:family="text">
      <style:text-properties fo:color="#000000" fo:font-size="12pt" fo:font-style="normal" officeooo:rsid="00bbbe5e" style:font-size-asian="12pt" style:font-style-asian="normal"/>
    </style:style>
    <style:style style:name="T51" style:family="text">
      <style:text-properties fo:color="#000000" fo:font-size="12pt" fo:font-style="normal" officeooo:rsid="00dc4e4c" style:font-size-asian="12pt" style:font-style-asian="normal"/>
    </style:style>
    <style:style style:name="T52" style:family="text">
      <style:text-properties fo:color="#000000" fo:font-size="12pt" fo:font-style="normal" officeooo:rsid="00e2c6d1" style:font-size-asian="12pt" style:font-style-asian="normal"/>
    </style:style>
    <style:style style:name="T53" style:family="text">
      <style:text-properties fo:color="#000000" fo:font-size="12pt" fo:font-style="normal" officeooo:rsid="00de6712" style:font-size-asian="12pt" style:font-style-asian="normal"/>
    </style:style>
    <style:style style:name="T54" style:family="text">
      <style:text-properties fo:color="#000000" fo:font-size="12pt" fo:font-style="normal" officeooo:rsid="00c42b3d" style:font-size-asian="12pt" style:font-style-asian="normal"/>
    </style:style>
    <style:style style:name="T55" style:family="text">
      <style:text-properties fo:color="#000000" fo:font-size="12pt" fo:font-style="normal" officeooo:rsid="00da5690" style:font-size-asian="12pt" style:font-style-asian="normal"/>
    </style:style>
    <style:style style:name="T56" style:family="text">
      <style:text-properties fo:color="#000000" fo:font-size="12pt" fo:font-style="normal" officeooo:rsid="00d642f9" style:font-size-asian="12pt" style:font-style-asian="normal"/>
    </style:style>
    <style:style style:name="T57" style:family="text">
      <style:text-properties fo:color="#000000" fo:font-size="12pt" fo:font-style="normal" officeooo:rsid="006b4918" style:font-size-asian="12pt" style:font-style-asian="normal"/>
    </style:style>
    <style:style style:name="T58" style:family="text">
      <style:text-properties fo:color="#000000" fo:font-size="12pt" fo:font-style="normal" officeooo:rsid="00c62270" style:font-size-asian="12pt" style:font-style-asian="normal"/>
    </style:style>
    <style:style style:name="T59" style:family="text">
      <style:text-properties fo:color="#000000" fo:font-size="12pt" fo:font-style="normal" officeooo:rsid="00cbd4d5" style:font-size-asian="12pt" style:font-style-asian="normal"/>
    </style:style>
    <style:style style:name="T60" style:family="text">
      <style:text-properties fo:color="#000000" fo:font-size="12pt" fo:font-style="normal" officeooo:rsid="00c606a7" style:font-size-asian="12pt" style:font-style-asian="normal"/>
    </style:style>
    <style:style style:name="T61" style:family="text">
      <style:text-properties fo:color="#000000" fo:font-size="12pt" fo:font-style="normal" officeooo:rsid="00c974e6" style:font-size-asian="12pt" style:font-style-asian="normal"/>
    </style:style>
    <style:style style:name="T62" style:family="text">
      <style:text-properties fo:color="#000000" fo:font-size="12pt" fo:font-style="normal" officeooo:rsid="00caac87" style:font-size-asian="12pt" style:font-style-asian="normal"/>
    </style:style>
    <style:style style:name="T63" style:family="text">
      <style:text-properties fo:color="#000000" fo:font-size="12pt" fo:font-style="normal" officeooo:rsid="00cab530" style:font-size-asian="12pt" style:font-style-asian="normal"/>
    </style:style>
    <style:style style:name="T64" style:family="text">
      <style:text-properties fo:color="#000000" fo:font-size="12pt" fo:font-style="normal" officeooo:rsid="001987d4" style:font-size-asian="12pt" style:font-style-asian="normal"/>
    </style:style>
    <style:style style:name="T65" style:family="text">
      <style:text-properties fo:color="#000000" fo:font-size="12pt" fo:font-style="normal" officeooo:rsid="00cb24f1" style:font-size-asian="12pt" style:font-style-asian="normal"/>
    </style:style>
    <style:style style:name="T66" style:family="text">
      <style:text-properties fo:color="#000000" fo:font-size="12pt" fo:font-style="normal" officeooo:rsid="00cbbe27" style:font-size-asian="12pt" style:font-style-asian="normal"/>
    </style:style>
    <style:style style:name="T67" style:family="text">
      <style:text-properties fo:color="#000000" fo:font-size="12pt" fo:font-style="normal" fo:background-color="transparent" loext:char-shading-value="0" style:font-size-asian="12pt" style:font-style-asian="normal"/>
    </style:style>
    <style:style style:name="T68" style:family="text">
      <style:text-properties fo:color="#000000" fo:font-size="12pt" fo:font-style="normal" officeooo:rsid="00bbbe5e" fo:background-color="transparent" loext:char-shading-value="0" style:font-size-asian="12pt" style:font-style-asian="normal"/>
    </style:style>
    <style:style style:name="T69" style:family="text">
      <style:text-properties fo:color="#000000" fo:font-size="12pt" fo:font-style="normal" officeooo:rsid="014f8326" fo:background-color="transparent" loext:char-shading-value="0" style:font-size-asian="12pt" style:font-style-asian="normal"/>
    </style:style>
    <style:style style:name="T70" style:family="text">
      <style:text-properties fo:color="#000000" fo:font-size="12pt" fo:font-style="normal" officeooo:rsid="00f3a0b3" fo:background-color="transparent" loext:char-shading-value="0" style:font-size-asian="12pt" style:font-style-asian="normal"/>
    </style:style>
    <style:style style:name="T71" style:family="text">
      <style:text-properties fo:color="#000000" fo:font-size="12pt" fo:font-style="normal" officeooo:rsid="015424f4" fo:background-color="transparent" loext:char-shading-value="0" style:font-size-asian="12pt" style:font-style-asian="normal"/>
    </style:style>
    <style:style style:name="T72" style:family="text">
      <style:text-properties fo:color="#000000" fo:font-size="12pt" fo:font-style="normal" officeooo:rsid="0154af18" fo:background-color="transparent" loext:char-shading-value="0" style:font-size-asian="12pt" style:font-style-asian="normal"/>
    </style:style>
    <style:style style:name="T73" style:family="text">
      <style:text-properties fo:color="#000000" fo:font-size="12pt" style:font-size-asian="12pt"/>
    </style:style>
    <style:style style:name="T74" style:family="text">
      <style:text-properties fo:color="#000000" fo:font-size="12pt" officeooo:rsid="002c2736" style:font-size-asian="12pt"/>
    </style:style>
    <style:style style:name="T75" style:family="text">
      <style:text-properties fo:color="#000000" fo:font-size="12pt" officeooo:rsid="009cf61b" style:font-size-asian="12pt"/>
    </style:style>
    <style:style style:name="T76" style:family="text">
      <style:text-properties fo:color="#000000" fo:font-size="12pt" officeooo:rsid="00c42b3d" style:font-size-asian="12pt"/>
    </style:style>
    <style:style style:name="T77" style:family="text">
      <style:text-properties fo:color="#000000" fo:font-size="12pt" officeooo:rsid="0070533b" style:font-size-asian="12pt"/>
    </style:style>
    <style:style style:name="T78" style:family="text">
      <style:text-properties fo:color="#000000" style:font-name="Times New Roman" fo:font-size="12pt" fo:font-weight="normal" style:font-size-asian="12pt" style:font-weight-asian="normal"/>
    </style:style>
    <style:style style:name="T79" style:family="text">
      <style:text-properties fo:color="#000000" style:font-name="Times New Roman" fo:font-size="12pt" fo:font-weight="normal" officeooo:rsid="003b3641" style:font-size-asian="12pt" style:font-weight-asian="normal"/>
    </style:style>
    <style:style style:name="T80" style:family="text">
      <style:text-properties fo:color="#000000" style:font-name="Times New Roman" fo:font-size="12pt" fo:font-weight="normal" officeooo:rsid="006206e6" style:font-size-asian="12pt" style:font-weight-asian="normal"/>
    </style:style>
    <style:style style:name="T81" style:family="text">
      <style:text-properties fo:color="#000000" style:font-name="Times New Roman" fo:font-size="12pt" fo:font-weight="normal" officeooo:rsid="00683301" style:font-size-asian="12pt" style:font-weight-asian="normal"/>
    </style:style>
    <style:style style:name="T82" style:family="text">
      <style:text-properties fo:color="#000000" style:font-name="Times New Roman" fo:font-size="12pt" fo:font-weight="normal" officeooo:rsid="01330fdc" style:font-size-asian="12pt" style:font-weight-asian="normal"/>
    </style:style>
    <style:style style:name="T83" style:family="text">
      <style:text-properties fo:color="#000000" style:font-name="Times New Roman" fo:font-size="12pt" fo:font-weight="normal" officeooo:rsid="0134a2b0" style:font-size-asian="12pt" style:font-weight-asian="normal"/>
    </style:style>
    <style:style style:name="T84" style:family="text">
      <style:text-properties fo:color="#000000" style:font-name="Times New Roman" fo:font-size="12pt" fo:font-weight="normal" officeooo:rsid="0134d6c5" style:font-size-asian="12pt" style:font-weight-asian="normal"/>
    </style:style>
    <style:style style:name="T85" style:family="text">
      <style:text-properties fo:color="#000000" style:font-name="Times New Roman" fo:font-size="12pt" fo:font-weight="bold" style:font-size-asian="12pt" style:font-weight-asian="bold"/>
    </style:style>
    <style:style style:name="T86" style:family="text">
      <style:text-properties fo:color="#000000" style:font-name="Times New Roman" fo:font-size="12pt" fo:font-weight="bold" officeooo:rsid="003b3641" style:font-size-asian="12pt" style:font-weight-asian="bold"/>
    </style:style>
    <style:style style:name="T87" style:family="text">
      <style:text-properties fo:color="#000000" style:font-name="Times New Roman" fo:font-size="12pt" fo:font-style="normal" fo:font-weight="normal" style:font-size-asian="12pt" style:font-style-asian="normal" style:font-weight-asian="normal"/>
    </style:style>
    <style:style style:name="T88" style:family="text">
      <style:text-properties fo:color="#000000" style:font-name="Times New Roman" fo:font-size="12pt" fo:font-style="normal" fo:font-weight="normal" officeooo:rsid="00efe4a9" style:font-size-asian="12pt" style:font-style-asian="normal" style:font-weight-asian="normal" style:font-weight-complex="normal"/>
    </style:style>
    <style:style style:name="T89" style:family="text">
      <style:text-properties fo:color="#000000" style:font-name="Times New Roman" fo:font-size="12pt" fo:font-style="normal" fo:font-weight="normal" officeooo:rsid="01010378" style:font-size-asian="12pt" style:font-style-asian="normal" style:font-weight-asian="normal" style:font-weight-complex="normal"/>
    </style:style>
    <style:style style:name="T90" style:family="text">
      <style:text-properties fo:color="#000000" style:font-name="Times New Roman" fo:font-size="12pt" fo:font-style="normal" fo:font-weight="normal" officeooo:rsid="0127b455" style:font-size-asian="12pt" style:font-style-asian="normal" style:font-weight-asian="normal"/>
    </style:style>
    <style:style style:name="T91" style:family="text">
      <style:text-properties fo:color="#000000" style:font-name="Times New Roman" fo:font-size="12pt" fo:font-style="normal" fo:font-weight="normal" officeooo:rsid="01307c41" style:font-size-asian="12pt" style:font-style-asian="normal" style:font-weight-asian="normal"/>
    </style:style>
    <style:style style:name="T92" style:family="text">
      <style:text-properties fo:color="#000000" style:font-name="Times New Roman" fo:font-size="12pt" fo:font-style="normal" fo:font-weight="normal" officeooo:rsid="01327e8d" style:font-size-asian="12pt" style:font-style-asian="normal" style:font-weight-asian="normal"/>
    </style:style>
    <style:style style:name="T93" style:family="text">
      <style:text-properties fo:color="#000000" style:font-name="Times New Roman" fo:font-size="12pt" fo:font-style="normal" fo:font-weight="normal" officeooo:rsid="00fa762d" fo:background-color="#ffffff" loext:char-shading-value="0" style:font-size-asian="12pt" style:font-style-asian="normal" style:font-weight-asian="normal" style:font-weight-complex="normal"/>
    </style:style>
    <style:style style:name="T94" style:family="text">
      <style:text-properties fo:color="#000000" style:font-name="Times New Roman" fo:font-size="12pt" fo:font-style="normal" fo:font-weight="normal" officeooo:rsid="00ffc134" fo:background-color="#ffffff" loext:char-shading-value="0" style:font-size-asian="12pt" style:font-style-asian="normal" style:font-weight-asian="normal" style:font-weight-complex="normal"/>
    </style:style>
    <style:style style:name="T95" style:family="text">
      <style:text-properties fo:color="#000000" style:font-name="Times New Roman" fo:font-size="12pt" fo:font-style="normal" fo:font-weight="normal" officeooo:rsid="00bbbe5e" fo:background-color="transparent" loext:char-shading-value="0" style:font-size-asian="12pt" style:font-style-asian="normal" style:font-weight-asian="normal" style:font-weight-complex="normal"/>
    </style:style>
    <style:style style:name="T96" style:family="text">
      <style:text-properties fo:color="#000000" style:font-name="Times New Roman" fo:font-size="12pt" fo:font-style="normal" fo:font-weight="normal" officeooo:rsid="014f8326" fo:background-color="transparent" loext:char-shading-value="0" style:font-size-asian="12pt" style:font-style-asian="normal" style:font-weight-asian="normal" style:font-weight-complex="normal"/>
    </style:style>
    <style:style style:name="T97" style:family="text">
      <style:text-properties fo:color="#000000" style:font-name="Times New Roman" fo:font-size="12pt" fo:font-style="normal" fo:font-weight="normal" officeooo:rsid="0150e876" fo:background-color="transparent" loext:char-shading-value="0" style:font-size-asian="12pt" style:font-style-asian="normal" style:font-weight-asian="normal" style:font-weight-complex="normal"/>
    </style:style>
    <style:style style:name="T98" style:family="text">
      <style:text-properties fo:color="#000000" style:font-name="Times New Roman" fo:font-size="12pt" fo:font-style="normal" fo:font-weight="normal" officeooo:rsid="00f3f29a" fo:background-color="transparent" loext:char-shading-value="0" style:font-size-asian="12pt" style:font-style-asian="normal" style:font-weight-asian="normal" style:font-weight-complex="normal"/>
    </style:style>
    <style:style style:name="T99" style:family="text">
      <style:text-properties fo:color="#000000" style:font-name="Times New Roman" fo:font-size="12pt" fo:font-style="normal" fo:font-weight="normal" officeooo:rsid="00f3a0b3" fo:background-color="transparent" loext:char-shading-value="0" style:font-size-asian="12pt" style:font-style-asian="normal" style:font-weight-asian="normal" style:font-weight-complex="normal"/>
    </style:style>
    <style:style style:name="T100" style:family="text">
      <style:text-properties fo:color="#000000" style:font-name="Times New Roman" fo:font-size="12pt" fo:font-style="normal" fo:background-color="transparent" loext:char-shading-value="0" style:font-size-asian="12pt" style:font-style-asian="normal"/>
    </style:style>
    <style:style style:name="T101" style:family="text">
      <style:text-properties fo:color="#000000" style:font-name="Times New Roman" fo:font-size="12pt" fo:font-style="normal" officeooo:rsid="00bbbe5e" fo:background-color="transparent" loext:char-shading-value="0" style:font-size-asian="12pt" style:font-style-asian="normal"/>
    </style:style>
    <style:style style:name="T102" style:family="text">
      <style:text-properties fo:color="#000000" style:font-name="Times New Roman" fo:font-size="12pt" fo:font-style="normal" officeooo:rsid="00f3a0b3" fo:background-color="transparent" loext:char-shading-value="0" style:font-size-asian="12pt" style:font-style-asian="normal"/>
    </style:style>
    <style:style style:name="T103" style:family="text">
      <style:text-properties fo:color="#000000" style:font-name="Times New Roman" fo:font-size="12pt" fo:font-style="normal" officeooo:rsid="01325863" fo:background-color="transparent" loext:char-shading-value="0" style:font-size-asian="12pt" style:font-style-asian="normal"/>
    </style:style>
    <style:style style:name="T104" style:family="text">
      <style:text-properties fo:color="#000000" style:font-name="Times New Roman" fo:font-size="12pt" fo:font-style="normal" officeooo:rsid="012e66c2" fo:background-color="transparent" loext:char-shading-value="0" style:font-size-asian="12pt" style:font-style-asian="normal"/>
    </style:style>
    <style:style style:name="T105" style:family="text">
      <style:text-properties fo:color="#000000" style:font-name="Times New Roman" fo:font-size="12pt" fo:font-style="normal" officeooo:rsid="014f8326" fo:background-color="transparent" loext:char-shading-value="0" style:font-size-asian="12pt" style:font-style-asian="normal"/>
    </style:style>
    <style:style style:name="T106" style:family="text">
      <style:text-properties fo:color="#000000" style:font-name="Times New Roman" fo:font-size="12pt" fo:font-style="normal" officeooo:rsid="00f3f29a" fo:background-color="transparent" loext:char-shading-value="0" style:font-size-asian="12pt" style:font-style-asian="normal"/>
    </style:style>
    <style:style style:name="T107" style:family="text">
      <style:text-properties fo:color="#000000" style:text-position="super 58%" fo:font-size="12pt" fo:font-style="normal" officeooo:rsid="00f3a0b3" style:font-size-asian="12pt" style:font-style-asian="normal"/>
    </style:style>
    <style:style style:name="T108" style:family="text">
      <style:text-properties fo:color="#000000" style:text-position="super 58%" fo:font-size="12pt" fo:font-style="normal" officeooo:rsid="00de6712" style:font-size-asian="12pt" style:font-style-asian="normal"/>
    </style:style>
    <style:style style:name="T109" style:family="text">
      <style:text-properties fo:color="#000000" style:text-position="super 58%" fo:font-size="12pt" fo:font-style="normal" officeooo:rsid="00d642f9" style:font-size-asian="12pt" style:font-style-asian="normal"/>
    </style:style>
    <style:style style:name="T110" style:family="text">
      <style:text-properties fo:color="#000000" style:text-position="super 58%" fo:font-size="12pt" fo:font-style="normal" officeooo:rsid="00cbd4d5" style:font-size-asian="12pt" style:font-style-asian="normal"/>
    </style:style>
    <style:style style:name="T111" style:family="text">
      <style:text-properties fo:color="#000000" style:text-position="super 58%" style:font-name="Times New Roman" fo:font-size="12pt" fo:font-style="normal" officeooo:rsid="01325863" fo:background-color="transparent" loext:char-shading-value="0" style:font-size-asian="12pt" style:font-style-asian="normal"/>
    </style:style>
    <style:style style:name="T112" style:family="text">
      <style:text-properties fo:color="#000000" style:text-position="super 58%" style:font-name="Times New Roman" fo:font-size="12pt" fo:font-style="normal" officeooo:rsid="01327e8d" fo:background-color="transparent" loext:char-shading-value="0" style:font-size-asian="12pt" style:font-style-asian="normal"/>
    </style:style>
    <style:style style:name="T113" style:family="text">
      <style:text-properties fo:color="#000000" style:text-position="super 58%" style:font-name="Times New Roman" fo:font-size="12pt" fo:font-style="normal" officeooo:rsid="012e66c2" fo:background-color="transparent" loext:char-shading-value="0" style:font-size-asian="12pt" style:font-style-asian="normal"/>
    </style:style>
    <style:style style:name="T114" style:family="text">
      <style:text-properties officeooo:rsid="001bf53f"/>
    </style:style>
    <style:style style:name="T115" style:family="text">
      <style:text-properties fo:font-style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officeooo:rsid="001bf53f" style:font-style-asian="italic" style:font-style-complex="italic"/>
    </style:style>
    <style:style style:name="T118" style:family="text">
      <style:text-properties fo:font-style="italic" officeooo:rsid="00b673e6" style:font-style-asian="italic" style:font-style-complex="italic"/>
    </style:style>
    <style:style style:name="T119" style:family="text">
      <style:text-properties fo:font-style="italic" officeooo:rsid="00510d3b" style:font-style-asian="italic" style:font-style-complex="italic" style:font-weight-complex="normal"/>
    </style:style>
    <style:style style:name="T120" style:family="text">
      <style:text-properties style:font-style-complex="normal"/>
    </style:style>
    <style:style style:name="T121" style:family="text">
      <style:text-properties officeooo:rsid="001bf53f" style:font-style-complex="normal"/>
    </style:style>
    <style:style style:name="T122" style:family="text">
      <style:text-properties officeooo:rsid="00510d3b" style:font-style-complex="normal"/>
    </style:style>
    <style:style style:name="T123" style:family="text">
      <style:text-properties officeooo:rsid="00510d3b" style:font-style-complex="normal" style:font-weight-complex="normal"/>
    </style:style>
    <style:style style:name="T124" style:family="text">
      <style:text-properties officeooo:rsid="01195898" style:font-style-complex="normal"/>
    </style:style>
    <style:style style:name="T125" style:family="text">
      <style:text-properties officeooo:rsid="011b6baa" style:font-style-complex="normal"/>
    </style:style>
    <style:style style:name="T126" style:family="text">
      <style:text-properties officeooo:rsid="01330fdc" style:font-style-complex="normal"/>
    </style:style>
    <style:style style:name="T127" style:family="text">
      <style:text-properties officeooo:rsid="013b48fd" style:font-style-complex="normal"/>
    </style:style>
    <style:style style:name="T128" style:family="text">
      <style:text-properties officeooo:rsid="0150f5c3" style:font-style-complex="normal"/>
    </style:style>
    <style:style style:name="T129" style:family="text">
      <style:text-properties officeooo:rsid="002e88a6"/>
    </style:style>
    <style:style style:name="T130" style:family="text">
      <style:text-properties style:text-position="super 58%" officeooo:rsid="002e88a6"/>
    </style:style>
    <style:style style:name="T131" style:family="text">
      <style:text-properties style:text-position="super 58%" officeooo:rsid="00de6712" fo:background-color="transparent" loext:char-shading-value="0" style:font-weight-complex="normal"/>
    </style:style>
    <style:style style:name="T132" style:family="text">
      <style:text-properties officeooo:rsid="0058d7e8"/>
    </style:style>
    <style:style style:name="T133" style:family="text">
      <style:text-properties officeooo:rsid="00642082"/>
    </style:style>
    <style:style style:name="T134" style:family="text">
      <style:text-properties fo:font-style="normal" officeooo:rsid="003f617d" style:font-style-asian="normal" style:font-weight-complex="normal"/>
    </style:style>
    <style:style style:name="T135" style:family="text">
      <style:text-properties fo:font-style="normal" officeooo:rsid="002ad46c" style:font-style-asian="normal" style:font-weight-complex="normal"/>
    </style:style>
    <style:style style:name="T136" style:family="text">
      <style:text-properties fo:font-style="normal" officeooo:rsid="011dd703" style:font-style-asian="normal" style:font-weight-complex="normal"/>
    </style:style>
    <style:style style:name="T137" style:family="text">
      <style:text-properties fo:font-style="normal" officeooo:rsid="00b673e6" style:font-style-asian="normal" style:font-style-complex="normal"/>
    </style:style>
    <style:style style:name="T138" style:family="text">
      <style:text-properties officeooo:rsid="007caea3"/>
    </style:style>
    <style:style style:name="T139" style:family="text">
      <style:text-properties officeooo:rsid="008c8da6"/>
    </style:style>
    <style:style style:name="T140" style:family="text">
      <style:text-properties officeooo:rsid="0091b4ae"/>
    </style:style>
    <style:style style:name="T141" style:family="text">
      <style:text-properties officeooo:rsid="002ad46c"/>
    </style:style>
    <style:style style:name="T142" style:family="text">
      <style:text-properties officeooo:rsid="00a5541d"/>
    </style:style>
    <style:style style:name="T143" style:family="text">
      <style:text-properties officeooo:rsid="00a5d790"/>
    </style:style>
    <style:style style:name="T144" style:family="text">
      <style:text-properties officeooo:rsid="00b0c6f6"/>
    </style:style>
    <style:style style:name="T145" style:family="text">
      <style:text-properties officeooo:rsid="00b673e6"/>
    </style:style>
    <style:style style:name="T146" style:family="text">
      <style:text-properties officeooo:rsid="00be1ec8"/>
    </style:style>
    <style:style style:name="T147" style:family="text">
      <style:text-properties officeooo:rsid="00c42b3d"/>
    </style:style>
    <style:style style:name="T148" style:family="text">
      <style:text-properties officeooo:rsid="00dfb033"/>
    </style:style>
    <style:style style:name="T149" style:family="text">
      <style:text-properties officeooo:rsid="00dc4e4c" fo:background-color="transparent" loext:char-shading-value="0" style:font-weight-complex="normal"/>
    </style:style>
    <style:style style:name="T150" style:family="text">
      <style:text-properties officeooo:rsid="0116c2d1" fo:background-color="transparent" loext:char-shading-value="0" style:font-weight-complex="normal"/>
    </style:style>
    <style:style style:name="T151" style:family="text">
      <style:text-properties officeooo:rsid="006374da" fo:background-color="transparent" loext:char-shading-value="0"/>
    </style:style>
    <style:style style:name="T152" style:family="text">
      <style:text-properties officeooo:rsid="01330fdc" fo:background-color="transparent" loext:char-shading-value="0"/>
    </style:style>
    <style:style style:name="T153" style:family="text">
      <style:text-properties officeooo:rsid="00e5f8e5"/>
    </style:style>
    <style:style style:name="T154" style:family="text">
      <style:text-properties officeooo:rsid="00b7c47e"/>
    </style:style>
    <style:style style:name="T155" style:family="text">
      <style:text-properties officeooo:rsid="00e6be7a"/>
    </style:style>
    <style:style style:name="T156" style:family="text">
      <style:text-properties officeooo:rsid="00f074a7"/>
    </style:style>
    <style:style style:name="T157" style:family="text">
      <style:text-properties officeooo:rsid="0101dc2e"/>
    </style:style>
    <style:style style:name="T158" style:family="text">
      <style:text-properties officeooo:rsid="010ef239"/>
    </style:style>
    <style:style style:name="T159" style:family="text">
      <style:text-properties officeooo:rsid="011e903b"/>
    </style:style>
    <style:style style:name="T160" style:family="text">
      <style:text-properties officeooo:rsid="01327e8d"/>
    </style:style>
    <style:style style:name="T161" style:family="text">
      <style:text-properties officeooo:rsid="01330fdc"/>
    </style:style>
    <style:style style:name="T162" style:family="text">
      <style:text-properties officeooo:rsid="01343cd8"/>
    </style:style>
    <style:style style:name="T163" style:family="text">
      <style:text-properties officeooo:rsid="0134a2b0"/>
    </style:style>
    <style:style style:name="T164" style:family="text">
      <style:text-properties officeooo:rsid="0135217c"/>
    </style:style>
    <style:style style:name="T165" style:family="text">
      <style:text-properties officeooo:rsid="0136dc5a"/>
    </style:style>
    <style:style style:name="T166" style:family="text">
      <style:text-properties officeooo:rsid="014e71bc"/>
    </style:style>
    <style:style style:name="T167" style:family="text">
      <style:text-properties officeooo:rsid="0150f5c3"/>
    </style:style>
    <style:style style:name="T168" style:family="text">
      <style:text-properties style:font-name="Times New Roman" officeooo:rsid="006374da" fo:background-color="transparent" loext:char-shading-value="0" style:font-size-complex="12pt"/>
    </style:style>
    <style:style style:name="T169" style:family="text">
      <style:text-properties style:font-name="Times New Roman" officeooo:rsid="01330fdc" style:font-size-complex="12pt" style:font-weight-complex="normal"/>
    </style:style>
    <style:style style:name="T170" style:family="text">
      <style:text-properties style:font-name="Times New Roman" officeooo:rsid="007a5e78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9">Geoffrey Brookshire</text:p>
      <text:p text:style-name="P110"><text:a xlink:type="simple" xlink:href="mailto:g.brookshire@bham.ac.uk" text:style-name="Internet_20_link" text:visited-style-name="Visited_20_Internet_20_Link"><text:span text:style-name="T169">g.</text:span></text:a><text:a xlink:type="simple" xlink:href="mailto:g.brookshire@bham.ac.uk" text:style-name="Internet_20_link" text:visited-style-name="Visited_20_Internet_20_Link"><text:span text:style-name="T170">brookshire@</text:span></text:a><text:a xlink:type="simple" xlink:href="mailto:g.brookshire@bham.ac.uk" text:style-name="Internet_20_link" text:visited-style-name="Visited_20_Internet_20_Link"><text:span text:style-name="T169">bham.ac.uk</text:span></text:a></text:p>
      <text:p text:style-name="P111"><text:a xlink:type="simple" xlink:href="https://github.com/gbrookshire" text:style-name="Internet_20_link" text:visited-style-name="Visited_20_Internet_20_Link"><text:span text:style-name="T168">https://github.com/gbrookshire</text:span></text:a><text:span text:style-name="T168"> </text:span></text:p>
      <text:p text:style-name="P112"><text:span text:style-name="T151">School of Psychology<text:line-break/>University of Birmingham<text:line-break/>Edgbaston<text:line-break/>Birmingham<text:line-break/>B15 2TT<text:line-break/>U</text:span><text:span text:style-name="T152">nited Kingdom</text:span></text:p>
      <text:p text:style-name="P5">Current position</text:p>
      <text:p text:style-name="P106"/>
      <text:p text:style-name="P45"><text:span text:style-name="T82">2018–Present<text:tab/></text:span><text:span text:style-name="T83">Postdoctoral Research Fellow</text:span></text:p>
      <text:p text:style-name="P33"><text:tab/><text:tab/><text:tab/>University of <text:span text:style-name="T161">Birmingham</text:span></text:p>
      <text:p text:style-name="P31"><text:tab/><text:tab/><text:tab/>PI: Ole Jensen</text:p>
      <text:p text:style-name="P32"/>
      <text:p text:style-name="P4">Education</text:p>
      <text:p text:style-name="P101"/>
      <text:p text:style-name="P46"><text:span text:style-name="T82">2018<text:tab/></text:span><text:span text:style-name="T81"><text:tab/></text:span><text:span text:style-name="T80"><text:tab/>Ph.D. in </text:span><text:span text:style-name="T83">P</text:span><text:span text:style-name="T80">sychology - </text:span><text:span text:style-name="T83">I</text:span><text:span text:style-name="T80">ntegrative </text:span><text:span text:style-name="T83">N</text:span><text:span text:style-name="T80">euroscience </text:span></text:p>
      <text:p text:style-name="P33"><text:tab/><text:tab/><text:tab/>University of Chicago</text:p>
      <text:p text:style-name="P31"><text:span text:style-name="T162"><text:tab/><text:tab/><text:tab/>PI</text:span><text:span text:style-name="T80">: Daniel Casasant</text:span><text:span text:style-name="T163">o</text:span></text:p>
      <text:p text:style-name="P29"/>
      <text:p text:style-name="P29"><text:span text:style-name="T163">2017-18</text:span><text:tab/><text:tab/><text:span text:style-name="T163">Visiting student at </text:span>Cornell University</text:p>
      <text:p text:style-name="P35"/>
      <text:p text:style-name="P46"><text:span text:style-name="T79">2013</text:span><text:span text:style-name="T86"><text:tab/><text:tab/><text:tab/></text:span><text:span text:style-name="T79">M.A. in </text:span><text:span text:style-name="T83">E</text:span><text:span text:style-name="T79">xperimental </text:span><text:span text:style-name="T83">P</text:span><text:span text:style-name="T79">sychology</text:span></text:p>
      <text:p text:style-name="P46"><text:span text:style-name="T79"><text:tab/><text:tab/><text:tab/></text:span><text:span text:style-name="T78">The New School for Social Research</text:span></text:p>
      <text:p text:style-name="P30"><text:tab/><text:tab/><text:tab/><text:span text:style-name="T164">PI</text:span>: Daniel Casasanto</text:p>
      <text:p text:style-name="P19"/>
      <text:p text:style-name="P47"><text:span text:style-name="T78">2009</text:span><text:span text:style-name="T85"><text:tab/></text:span><text:span text:style-name="T78"><text:tab/><text:tab/>B.A. with honors in </text:span><text:span text:style-name="T84">P</text:span><text:span text:style-name="T78">sychology</text:span></text:p>
      <text:p text:style-name="P19"><text:tab/><text:tab/><text:tab/>University of California – Berkeley</text:p>
      <text:p text:style-name="P15"><text:tab/><text:tab/><text:tab/><text:span text:style-name="T162">PI: Rich Ivry</text:span></text:p>
      <text:p text:style-name="P15"/>
      <text:p text:style-name="P2">Awards</text:p>
      <text:p text:style-name="P102"/>
      <text:p text:style-name="P28">2016<text:tab/><text:tab/><text:tab/>William Orr Dingwall Foundation Neurolinguistics Fellowship</text:p>
      <text:p text:style-name="P27">2016<text:tab/><text:tab/><text:tab/>Center for Gesture, Sign and Language Research Grant</text:p>
      <text:p text:style-name="P20">2014<text:tab/><text:tab/><text:tab/>Arts, Science, &amp; Culture Graduate Collaboration Grant</text:p>
      <text:p text:style-name="P21">2013<text:tab/><text:tab/><text:tab/>Norman H. Anderson Research Fund</text:p>
      <text:p text:style-name="P22">2013<text:tab/><text:tab/><text:tab/><text:span text:style-name="T138">New School for Social Research</text:span> Outstanding M.A. Graduate award</text:p>
      <text:p text:style-name="P23"><text:soft-page-break/>2011–2013<text:tab/><text:tab/><text:span text:style-name="T138">New School for Social Research</text:span> Dean’s Scholarship</text:p>
      <text:p text:style-name="P16">2012<text:tab/><text:tab/><text:tab/>National Science Foundation GRFP Honorable Mention</text:p>
      <text:p text:style-name="P16">2011<text:tab/><text:tab/><text:tab/>Robert J. Glushko &amp; Pamela Samuelson Foundation Student Travel Grant</text:p>
      <text:p text:style-name="P24">2009<text:tab/><text:tab/><text:tab/>Highest distinction in general scholarship, UC Berkeley</text:p>
      <text:p text:style-name="P17">2008<text:span text:style-name="T141">–2009<text:tab/></text:span><text:tab/>Robert &amp; Colleen Haas Scholar</text:p>
      <text:p text:style-name="P16">2005<text:tab/><text:tab/><text:tab/>Flinn Foundation Scholarship Finalist</text:p>
      <text:p text:style-name="P15"/>
      <text:p text:style-name="P51">Publications</text:p>
      <text:p text:style-name="P102"/>
      <text:p text:style-name="P120"><text:span text:style-name="T68">B</text:span><text:span text:style-name="T67">rookshire, G. (In review). Re-evaluating rhythmic attentional switching: Spurious oscillations from shuffling-in-time.</text:span></text:p>
      <text:p text:style-name="P119"><text:span text:style-name="T68">Brookshire, G., Mangelsdorf, H.</text:span><text:span text:style-name="T69">H</text:span><text:span text:style-name="T68">., Sava-Segal, C., Reis, K., Nusbaum, H., Goldin-Meadow, S., </text:span><text:span text:style-name="T69">Casasanto, D. (</text:span><text:span text:style-name="T71">In </text:span><text:span text:style-name="T72">press</text:span><text:span text:style-name="T69">). Expertise modulates neural </text:span><text:span text:style-name="T71">stimulus-tracking</text:span><text:span text:style-name="T70">. </text:span><text:span text:style-name="T72">e</text:span><text:span text:style-name="T12">Neuro. </text:span></text:p>
      <text:p text:style-name="P119">Lucero, C., Brookshire, G., Sava-Segal, C., Bottini, R., Goldin-Meadow, S., Vogel, E. K., &amp; Casasanto, D. (<text:span text:style-name="T166">2020</text:span>.) Unconscious number discrimination in the human visual system. <text:span text:style-name="T116">Cerebral Cortex.</text:span></text:p>
      <text:p text:style-name="P113">Brookshire, G. &amp; Casasanto, D. (2018). Approach motivation in human cerebral cortex. <text:span text:style-name="T116">Philosophical Transactions of the Royal Society B</text:span>. DOI: 10.1098/rstb.2017-0141</text:p>
      <text:p text:style-name="P113">Brookshire, G., Lu, J., Nusbaum, H. C., Goldin-Meadow, S., &amp; Casasanto, D. (2017). Visual cortex entrains to sign language. <text:span text:style-name="T115">Proceedings of the National Academy of Sciences</text:span>, <text:span text:style-name="T115">114</text:span>(24), 6352-6357.</text:p>
      <text:p text:style-name="P114"><text:span text:style-name="T142">Gray, S. J., Brookshire, G., Casasanto, D., &amp; Gallo, D. </text:span>(<text:span text:style-name="T145">2015</text:span>). Electrically Stimulating Prefrontal Cortex at Retrieval Improves Recollection Accuracy. <text:span text:style-name="T116">Cortex</text:span><text:span text:style-name="T118">, 73</text:span><text:span text:style-name="T137">, 188-194.</text:span></text:p>
      <text:p text:style-name="P115">Casasanto, D., Brookshire, G., <text:span text:style-name="T147">&amp; </text:span>Ivry, R. (<text:span text:style-name="T145">2015</text:span>). Meaning is not a reflex: Context dependence of motor-meaning congruity effects. <text:span text:style-name="T116">Cognitive Scienc</text:span><text:span text:style-name="T118">e, 39</text:span><text:span text:style-name="T137">(8), 1979-1986. </text:span></text:p>
      <text:p text:style-name="P116"><text:span text:style-name="T74">Casasanto, D., Jasmin, K., Brookshire, G. &amp; Gijssels, T. (2014). The QWERTY Effect: How typing shapes word meanings and baby names. In P. Bello, M. Guarini, M. McShane, &amp; B. Scassellati (Eds.), </text:span><text:span text:style-name="T11">Proceedings of the 36th Annual Conference of the Cognitive Science Society</text:span><text:span text:style-name="T74"> </text:span><text:span text:style-name="T75">(pp. 296–301)</text:span><text:span text:style-name="T74">. Austin, TX: Cognitive Science Society.</text:span></text:p>
      <text:p text:style-name="P118"><text:span text:style-name="T74">Brookshire, G., Graver, C., </text:span><text:span text:style-name="T76">&amp;</text:span><text:span text:style-name="T74"> Casasanto, D. (2013). Motor Asymmetries Predict Neural Organization of Emotion. In M. Knauff, M. Pauen, N. Sebanz, &amp; I. Wachsmuth (Eds.), </text:span><text:span text:style-name="T11">Proceedings of the 35th Annual Conference of the Cognitive Science Society</text:span><text:span text:style-name="T74"> (pp. </text:span><text:span text:style-name="T77">245–250</text:span><text:span text:style-name="T74">). Austin, TX: Cognitive Science Society.</text:span></text:p>
      <text:p text:style-name="P117"><text:span text:style-name="T73">Brookshire, G. &amp; Casasanto, D. (2012). Motivation and Motor Control: Hemispheric Specialization for Approach Motivation Reverses with Handedness. </text:span><text:span text:style-name="T10">PLoS ONE 7(4)</text:span><text:span text:style-name="T46">: e36036. doi:10.1371/journal.pone.0036036</text:span></text:p>
      <text:p text:style-name="P117"><text:span text:style-name="T46">Brookshire, G. &amp; Casasanto, D. (2011). Motivation and Motor Control: Hemispheric Specialization for Motivation Reverses with Handedness. In L. Carlson, C. Hölscher, &amp; T. Shipley (Eds.), </text:span><text:span text:style-name="T10">Proceedings of the 33rd Annual Conference of the Cognitive Science Society</text:span><text:span text:style-name="T46"> (pp. 2610-2615). </text:span><text:soft-page-break/><text:span text:style-name="T46">Austin, TX: Cognitive Science Society.</text:span></text:p>
      <text:p text:style-name="P52"><text:span text:style-name="T14">Brookshire, G.</text:span><text:span text:style-name="T13">, Ivry, R., &amp; Casasanto, D. (2010). Modulation of motor-meaning congruity effects for valenced words. In S. Ohlsson &amp; R. Catrambone (Eds.), </text:span><text:span text:style-name="T5">Proceedings of the 32nd Annual Conference of the Cognitive Science Society</text:span><text:span text:style-name="T13"> (pp. 1940-1945). Austin, TX: Cognitive Science Society.</text:span></text:p>
      <text:p text:style-name="P67"/>
      <text:p text:style-name="P6">Talks</text:p>
      <text:p text:style-name="P105"/>
      <text:p text:style-name="P43"><text:span text:style-name="T90">* </text:span><text:span text:style-name="T91">Invited talks</text:span></text:p>
      <text:p text:style-name="P42"/>
      <text:p text:style-name="P50"><text:span text:style-name="T90">2</text:span><text:span text:style-name="T87">020<text:tab/><text:tab/>* Psycholinguistics group meeting, University of Birmingham, UK</text:span></text:p>
      <text:p text:style-name="P48"><text:span text:style-name="T90">2018<text:tab/><text:tab/>* </text:span><text:span text:style-name="T92">Chang lab, UCSF</text:span></text:p>
      <text:p text:style-name="P44"><text:bookmark text:name=":11v"/><text:span text:style-name="T90"><text:tab/><text:tab/>* </text:span>Meetings on Methodology for MEEG, <text:span text:style-name="T90">University of Birmingham, UK</text:span></text:p>
      <text:p text:style-name="P41"><text:tab/><text:tab/>* Speech and Language Consortium meeting, University of Westminster, UK</text:p>
      <text:p text:style-name="P40">2017<text:tab/><text:tab/><text:span text:style-name="T149">89</text:span><text:span text:style-name="T131">th</text:span><text:span text:style-name="T149"> annual meeting of the Midwestern Psychological Association, Chicago, IL</text:span></text:p>
      <text:p text:style-name="P40"><text:span text:style-name="T149"><text:tab/><text:tab/></text:span><text:span text:style-name="T150">Human Development Brown Bag talk, Cornell</text:span></text:p>
      <text:p text:style-name="P36">2015<text:tab/><text:tab/><text:span text:style-name="T144">Art, Science and Culture Initiative at UChicago</text:span></text:p>
      <text:p text:style-name="P36"><text:tab/><text:tab/>University of Chicago Neuroscience Annual Retreat</text:p>
      <text:p text:style-name="P37"><text:tab/><text:tab/><text:span text:style-name="T144">Humanities Day at UChicago</text:span></text:p>
      <text:p text:style-name="P38">2014<text:tab/><text:tab/>Cognitive Workshop, University of Chicago</text:p>
      <text:p text:style-name="P38"><text:tab/><text:tab/><text:span text:style-name="T140">NEURO chats, University of Chicago</text:span></text:p>
      <text:p text:style-name="P39"><text:span text:style-name="T129">2013<text:tab/><text:tab/>35</text:span><text:span text:style-name="T130">th</text:span><text:span text:style-name="T129"> annual meeting of the Cognitive Science Society, Berlin, Germany</text:span></text:p>
      <text:p text:style-name="P39">2011<text:tab/><text:tab/><text:span text:style-name="T129">33</text:span><text:span text:style-name="T130">rd</text:span><text:span text:style-name="T129"> a</text:span>nnual <text:span text:style-name="T148">m</text:span>eeting of the Cognitive Science Society, Boston, MA</text:p>
      <text:p text:style-name="P6"/>
      <text:p text:style-name="P68">Posters</text:p>
      <text:p text:style-name="P102"/>
      <text:p text:style-name="P66"><text:span text:style-name="T95">Brookshire, G., Mangelsdorf, H.</text:span><text:span text:style-name="T96">H</text:span><text:span text:style-name="T95">., Sava-Segal, C., Reis, K., Nusbaum, H., Goldin-Meadow, S., </text:span><text:span text:style-name="T96">Casasanto, D. (202</text:span><text:span text:style-name="T97">1</text:span><text:span text:style-name="T96">). </text:span><text:span text:style-name="T105">Expertise modulates neural tracking of dance and sign language</text:span><text:span text:style-name="T96">. Poster </text:span><text:span text:style-name="T97">to be </text:span><text:span text:style-name="T96">presented at the 202</text:span><text:span text:style-name="T97">1</text:span><text:span text:style-name="T96"> </text:span><text:span text:style-name="T98">m</text:span><text:span text:style-name="T99">eeting of the </text:span><text:span text:style-name="T97">Cognitive Science Society</text:span><text:span text:style-name="T99">.</text:span></text:p>
      <text:p text:style-name="P64"><text:span text:style-name="T101">B</text:span><text:span text:style-name="T100">rookshire, G., Mangelsdorf, H.</text:span><text:span text:style-name="T105">H</text:span><text:span text:style-name="T100">., Sava-Segal, C., Reis, K., Nusbaum, H., Goldin-Meadow, S., </text:span><text:span text:style-name="T105">Casasanto, D. (2020). Cortical stimulus-tracking depends on expertise. Poster presented at the 2020 <text:s/></text:span><text:span text:style-name="T106">m</text:span><text:span text:style-name="T102">eeting of the Society for the Neurobiology of Language.</text:span></text:p>
      <text:p text:style-name="P60"><text:span text:style-name="T101">B</text:span><text:span text:style-name="T100">rookshire, G., Landau, A., &amp; Jensen, O. (2019). Investigating rhythmic attentional sampling using rapid frequency-tagging in MEG. Poster presented at the MEG UK Conference in Cardiff, UK.</text:span></text:p>
      <text:p text:style-name="P61"><text:span text:style-name="T101">B</text:span><text:span text:style-name="T102">rookshire, G. &amp; Casasanto, D. (201</text:span><text:span text:style-name="T103">8</text:span><text:span text:style-name="T102">). </text:span><text:span text:style-name="T103">Cortex can entrain to predictable sequences even in the absense of periodicity. Poster presented at the 25</text:span><text:span text:style-name="T111">th</text:span><text:span text:style-name="T103"> annual meeting of the Cognitive Neuroscience Society in Boston, MA.</text:span></text:p>
      <text:p text:style-name="P62"><text:soft-page-break/><text:span text:style-name="T101">Lucero, C., Brookshire, G., Quirk, C., Goldin-Meadow, S., Vogel, E., &amp; Casasanto, D. (2018). Unconscious number discrimination in the human visual system. Poster presented at the 25</text:span><text:span text:style-name="T112">th</text:span><text:span text:style-name="T101"> annual meeting of the Cognitive Neuroscience Society, Boston, MA. </text:span></text:p>
      <text:p text:style-name="P62"><text:span text:style-name="T101">B</text:span><text:span text:style-name="T102">rookshire, G. &amp; Casasanto, D. (201</text:span><text:span text:style-name="T103">8</text:span><text:span text:style-name="T102">). Cortical phase-locking to predictable temporal sequences in the absence of periodicity. </text:span><text:span text:style-name="T104">Poster presented at the 31</text:span><text:span text:style-name="T113">st</text:span><text:span text:style-name="T104"> annual CUNY Sentence Processing Conference, Davis, CA.</text:span></text:p>
      <text:p text:style-name="P61"><text:span text:style-name="T101">Yap, D. F., Brookshire, G., &amp; Casasanto, D. (2018). Beat gestures encode spatial semantics. Poster presented at the 31st </text:span><text:span text:style-name="T104">annual CUNY Sentence Processing Conference, Davis, CA.</text:span><text:span text:style-name="T101"> </text:span></text:p>
      <text:p text:style-name="P63"><text:span text:style-name="T101">B</text:span><text:span text:style-name="T102">rookshire, G. &amp; Casasanto, D. (2017). C</text:span><text:span text:style-name="T46">ortical entrainment depends on temporal predictability, not periodicity. </text:span><text:span text:style-name="T47">Poster presented at the 9</text:span><text:span text:style-name="T107">th</text:span><text:span text:style-name="T47"> </text:span><text:span text:style-name="T48">a</text:span><text:span text:style-name="T47">nnual </text:span><text:span text:style-name="T48">m</text:span><text:span text:style-name="T47">eeting of the Society for the Neurobiology of Language, Baltimore, MD. </text:span><text:span text:style-name="T49">(Selected for presentation as a poster slam.)</text:span></text:p>
      <text:p text:style-name="P53"><text:span text:style-name="T50">Brookshire, G., Lu, J., Nusbaum, H., </text:span><text:span text:style-name="T51">Goldin-Meadow, S., &amp; Casasanto, D. (201</text:span><text:span text:style-name="T52">7</text:span><text:span text:style-name="T51">). </text:span><text:span text:style-name="T53">Visual cortex entrains to low-frequency amplitude variability in sign language. <text:s/></text:span><text:span text:style-name="T51">Poster presented at </text:span><text:span text:style-name="T53">the 24</text:span><text:span text:style-name="T108">th</text:span><text:span text:style-name="T53"> annual meeting of the Cognitive Neuroscience Society, San Francisco, CA.</text:span></text:p>
      <text:p text:style-name="P54"><text:span text:style-name="T50">Brookshire, G., </text:span><text:span text:style-name="T54">Turk-Browne, N.B.,</text:span><text:span text:style-name="T50"> &amp; Casasanto, D. </text:span><text:span text:style-name="T55">(2016). </text:span><text:span text:style-name="T50">Top-down </text:span><text:span text:style-name="T56">p</text:span><text:span text:style-name="T50">redictions in </text:span><text:span text:style-name="T56">s</text:span><text:span text:style-name="T50">tatistical </text:span><text:span text:style-name="T56">l</text:span><text:span text:style-name="T50">earning </text:span><text:span text:style-name="T56">c</text:span><text:span text:style-name="T50">arried by </text:span><text:span text:style-name="T56">a</text:span><text:span text:style-name="T50">lpha </text:span><text:span text:style-name="T56">o</text:span><text:span text:style-name="T50">scillations. </text:span><text:span text:style-name="T56">Poster presented at the 8</text:span><text:span text:style-name="T109">th</text:span><text:span text:style-name="T56"> annual meeting for the Society for the Neurobiology of Language, London.</text:span></text:p>
      <text:p text:style-name="P54"><text:span text:style-name="T57">B</text:span><text:span text:style-name="T46">rookshire, G. &amp; Casasanto, D. (</text:span><text:span text:style-name="T58">2016). Top-down predictions in statistical learning are carried by alpha oscillations. Poster presented at the </text:span><text:span text:style-name="T59">28</text:span><text:span text:style-name="T110">th</text:span><text:span text:style-name="T59"> annual convention of the</text:span><text:span text:style-name="T58"> Association for Psychological Science, Chicago, IL.</text:span></text:p>
      <text:p text:style-name="P55"><text:span text:style-name="T57">B</text:span><text:span text:style-name="T46">rookshire, G. &amp; Cas</text:span><text:span text:style-name="T60">a</text:span><text:span text:style-name="T46">santo, D. (2015). Associative networks learn grammatical categories from sequential order alone. Poster presented at the </text:span><text:span text:style-name="T61">56th annual meeting of the Psychonomic Society, Chicago, IL.</text:span></text:p>
      <text:p text:style-name="P56"><text:span text:style-name="T57">B</text:span><text:span text:style-name="T46">rookshire, G. &amp; Cas</text:span><text:span text:style-name="T60">a</text:span><text:span text:style-name="T46">santo, D. (2015). Associative networks learn abstract grammatical categories. Poster presented at the </text:span><text:span text:style-name="T62">7th annual meeting of the Society for the Neurobiology of Language, Chicago, IL.</text:span></text:p>
      <text:p text:style-name="P57"><text:span text:style-name="T57">Brookshire, G. &amp; Casasanto, D. (2013). Manual motor asymmetries predict hemispheric lateralization of emotion. Poster presented at the </text:span><text:span text:style-name="T63">3rd annual meeting of the Society for Social Neuroscience (S4SN), San Diego, CA.</text:span></text:p>
      <text:p text:style-name="P58"><text:span text:style-name="T64">Brookshire, G. &amp; Casasanto, D. (2013). Brief Motor Experience Reverses Visual Hemifield Effects for Emotional Faces. Poster presented at the </text:span><text:span text:style-name="T65">25th annual convention of the Association for Psychological Science, Washington, DC.</text:span></text:p>
      <text:p text:style-name="P58"><text:span text:style-name="T46">Brookshire, G. <text:s/>&amp; Casasanto, D. (2013). Manual motor asymmetries predict neural organization of emotion. Poster</text:span><text:span text:style-name="T64"> </text:span><text:span text:style-name="T46">presented at the </text:span><text:span text:style-name="T65">20th annual meeting of the Cognitive Neuroscience Society, San Francisco, CA.</text:span></text:p>
      <text:p text:style-name="P59"><text:span text:style-name="T46">Brookshire, G. &amp; Casasanto, D. (2011). Brief motor experience reverses visual hemifield effects. <text:s/>Poster presented at the </text:span><text:span text:style-name="T66">18th annual meeting of the Cognitive Neuroscience Society, San Francisco, CA.</text:span></text:p>
      <text:p text:style-name="P65"><text:soft-page-break/>Brookshire, G. &amp; Casasanto, D. (2010). Motor Fluency Predicts Space-Valence Associations. Poster presented at The Embodied Mind: Perspectives &amp; Limitations, Nijmegen, Netherlands.</text:p>
      <text:p text:style-name="P65">Brookshire, G., Ivry, R., &amp; Casasanto, D. (2010). Modulation of motor-meaning congruity effects for valenced words. Poster presented at the FENS Forum of European Neuroscience, Amsterdam, Netherlands.</text:p>
      <text:p text:style-name="P7"/>
      <text:p text:style-name="P8">Service and memberships</text:p>
      <text:p text:style-name="P102"/>
      <text:p text:style-name="P69"><text:span text:style-name="T7">Ad hoc reviewer</text:span><text:span text:style-name="T15">: </text:span><text:span text:style-name="T24">Acta Psychologia; </text:span><text:span text:style-name="T15">Attention, Perception &amp; Psychophysics; </text:span><text:span text:style-name="T13">Brain and Language; Cerebral Cortex; </text:span><text:span text:style-name="T18">Cognition; </text:span><text:span text:style-name="T21">Cognitive Process</text:span><text:span text:style-name="T23">ing</text:span><text:span text:style-name="T21">; </text:span><text:span text:style-name="T17">Cognitive Science;</text:span><text:span text:style-name="T13"> Cognitive Science Society conference proceedings; </text:span><text:span text:style-name="T20">Emotion; </text:span><text:span text:style-name="T45">European Journal of Neuroscience; </text:span><text:span text:style-name="T13">Frontiers in Psychology; </text:span><text:span text:style-name="T41">Journal of Cognitive Psychology; </text:span><text:span text:style-name="T19">Journal of Neuroscience; </text:span><text:span text:style-name="T43">Nature Neuroscience; </text:span><text:span text:style-name="T30">NeuroImage; </text:span><text:span text:style-name="T25">Proceedings of the National Academy of Sciences; </text:span><text:span text:style-name="T16">Psychological Research; </text:span><text:span text:style-name="T22">Psychological Science</text:span></text:p>
      <text:p text:style-name="P74"/>
      <text:p text:style-name="P70"><text:span text:style-name="T7">Memberships</text:span><text:span text:style-name="T15">: Association for Psychological Science, Cognitive Neuroscience Society, Cognitive Science Society, </text:span><text:span text:style-name="T26">Psychonomic Society, </text:span><text:span text:style-name="T27">Society for the Neurobiology of Language, </text:span><text:span text:style-name="T28">Society for Neuroscience</text:span></text:p>
      <text:p text:style-name="P73"/>
      <text:p text:style-name="P72"><text:span text:style-name="T8">D</text:span><text:span text:style-name="T6">epartment</text:span><text:span text:style-name="T9">al</text:span><text:span text:style-name="T6"> service</text:span><text:span text:style-name="T13">: </text:span><text:span text:style-name="T44">Presented on applying for postdoctoral positions in the </text:span><text:span text:style-name="T13">“</text:span><text:span text:style-name="T44">What next?” Workshop on career advice after the PhD (2019); </text:span><text:span text:style-name="T43">Co-organize cognitive neuroscience workshop between the University of Birmingham and Oxford University </text:span><text:span text:style-name="T44">(2019);</text:span><text:span text:style-name="T43"> </text:span><text:span text:style-name="T42">Organized PhD/postdoc symposium for visiting speaker Sabine Kastner (2018); </text:span><text:span text:style-name="T40">Student mentor for a first-year PhD student (2014–2017); Host visiting prospective students (2014–2017); </text:span><text:span text:style-name="T31">C</text:span><text:span text:style-name="T13">ommittee to select departmental colloquium speakers </text:span><text:span text:style-name="T29">(2014–2015)</text:span></text:p>
      <text:p text:style-name="P72"><text:span text:style-name="T40"><text:s text:c="2"/></text:span><text:span text:style-name="T42"><text:s/></text:span></text:p>
      <text:p text:style-name="P71"><text:span text:style-name="T2">Outreach and community</text:span><text:span text:style-name="T32">: </text:span><text:span text:style-name="T39">General</text:span><text:span text:style-name="T38">-audience presentations at Brain Awareness Week, Birmingham (2019); </text:span><text:span text:style-name="T33">Judge for the Chicago Area Undergraduate Research Symposium (201</text:span><text:span text:style-name="T34">6–17</text:span><text:span text:style-name="T33">); </text:span><text:span text:style-name="T35">Presentations for the general public at the UChicago Humanities Day (2015) and Art, Science and Culture Initiative (2015); Cognitive science demonstrations </text:span><text:span text:style-name="T36">for college students </text:span><text:span text:style-name="T35">with the Think Tank (201</text:span><text:span text:style-name="T37">5-1</text:span><text:span text:style-name="T35">6, thinktank.uchicago.edu)</text:span></text:p>
      <text:p text:style-name="P9"/>
      <text:p text:style-name="P10">Teaching and supervision</text:p>
      <text:p text:style-name="P102"/>
      <text:p text:style-name="P85">Teaching</text:p>
      <text:p text:style-name="P80">2020<text:tab/><text:tab/><text:tab/>Workshop: Introduction to Psychopy for masters students (Birmingham)</text:p>
      <text:p text:style-name="P78">2017<text:tab/><text:tab/><text:tab/>Teaching assistant, Cognitive psychology<text:span text:style-name="T154"> (undergrad)</text:span>, UChicago</text:p>
      <text:p text:style-name="P81"><text:tab/><text:tab/><text:tab/>TA, Cognitive diversity<text:span text:style-name="T154"> (undergrad)</text:span>, U<text:span text:style-name="T157">C</text:span>hicago</text:p>
      <text:p text:style-name="P82"><text:tab/><text:tab/><text:tab/>Guest lecture<text:span text:style-name="T156"> for Cognitive Diversity</text:span>: Bodily relativity of a<text:span text:style-name="T156">ffective motivation</text:span></text:p>
      <text:p text:style-name="P84"><text:span text:style-name="T88"><text:tab/><text:tab/><text:tab/>Guest lectures </text:span>Experimental Methods in Linguistics<text:span text:style-name="T88">: Mixed effects models in R</text:span></text:p>
      <text:p text:style-name="P84"><text:soft-page-break/><text:span text:style-name="T88"><text:tab/><text:tab/><text:tab/></text:span><text:span text:style-name="T89">Workshop: </text:span><text:span text:style-name="T94">C</text:span><text:span text:style-name="T93">ognitive science for American Sign Language interpreters</text:span></text:p>
      <text:p text:style-name="P75">2016<text:tab/><text:tab/><text:tab/>T<text:span text:style-name="T153">A</text:span>, Biological psychology (undergrad), U<text:span text:style-name="T146">C</text:span>hicago</text:p>
      <text:p text:style-name="P75"><text:tab/><text:tab/><text:tab/><text:span text:style-name="T146">TA, Sensation and perception (undergrad), UChicago</text:span></text:p>
      <text:p text:style-name="P75">2012<text:tab/><text:tab/><text:tab/>T<text:span text:style-name="T153">A</text:span>, Body and cognition (<text:span text:style-name="T158">graduate</text:span>), The New School</text:p>
      <text:p text:style-name="P76"/>
      <text:p text:style-name="P83">Supervision</text:p>
      <text:p text:style-name="P79">2017-<text:span text:style-name="T165">2018<text:tab/></text:span><text:tab/>Cornell University: Research supervisor for undergraduates (Rachel Mattessich)</text:p>
      <text:p text:style-name="P77">2014<text:span text:style-name="T141">–2017<text:tab/></text:span><text:tab/><text:span text:style-name="T139">University of Chicago: </text:span>Research supervisor for <text:span text:style-name="T155">masters students (Srishti Goel), </text:span>undergraduates (Chelsea Rapoport, <text:span text:style-name="T143">Amritpal Singh, Jahn Madlangbayan, Clara Sava-Segal, Varun Joshi</text:span>), <text:span text:style-name="T160">and high-schoolers (Ben Grobman, Juliana Berlin). </text:span></text:p>
      <text:p text:style-name="P86"><text:span text:style-name="T134">2011</text:span><text:span text:style-name="T135">–</text:span><text:span text:style-name="T134">2013<text:tab/><text:tab/></text:span><text:span text:style-name="T136">The New School for Social Research: </text:span><text:span text:style-name="T134">Research supervisor for undergraduates (Heila Paulino, Rose Hendricks, Tyler Alterman) and masters students (Cleve Graver, Daisy Burr; co-advised with Roberto Bottini &amp; Daniel Casasanto)</text:span></text:p>
      <text:p text:style-name="P3"/>
      <text:p text:style-name="P3">Research Experience</text:p>
      <text:p text:style-name="P103"/>
      <text:p text:style-name="P34">2018–2019 <text:tab/>The University of Birmingham</text:p>
      <text:p text:style-name="P34"><text:tab/><text:tab/><text:tab/>PI: Ole Jensen</text:p>
      <text:p text:style-name="P25"/>
      <text:p text:style-name="P25">2013–<text:span text:style-name="T165">2018 </text:span><text:tab/>The University of Chicago</text:p>
      <text:p text:style-name="P25"><text:tab/><text:tab/><text:tab/>PI: Daniel Casasanto</text:p>
      <text:p text:style-name="P26"/>
      <text:p text:style-name="P26">2011–2013<text:tab/><text:tab/>The New School for Social Research</text:p>
      <text:p text:style-name="P49"><text:span text:style-name="T3"><text:tab/><text:tab/><text:tab/></text:span><text:span text:style-name="T4">PI: Daniel Casasanto</text:span></text:p>
      <text:p text:style-name="P18"/>
      <text:p text:style-name="P49"><text:span text:style-name="T2">2009–2011</text:span><text:span text:style-name="T1"><text:tab/></text:span><text:span text:style-name="T2"><text:tab/>Max Planck Institute for Psycholinguistics, Nijmegen, NL</text:span></text:p>
      <text:p text:style-name="P18"><text:tab/><text:tab/><text:tab/>Research assistant</text:p>
      <text:p text:style-name="P18"><text:tab/><text:tab/><text:tab/><text:span text:style-name="T133">PIs</text:span>: Peter Hagoort, Jos van Berkum, <text:span text:style-name="T132">and </text:span>Daniel Casasanto</text:p>
      <text:p text:style-name="P18"/>
      <text:p text:style-name="P18">2007–2009<text:tab/><text:tab/>University of California - Berkeley</text:p>
      <text:p text:style-name="P18"><text:tab/><text:tab/><text:tab/>Research assistant</text:p>
      <text:p text:style-name="P18"><text:tab/><text:tab/><text:tab/><text:span text:style-name="T133">PI</text:span>: Richard Ivry</text:p>
      <text:p text:style-name="P18"/>
      <text:p text:style-name="P18">2006<text:tab/><text:tab/><text:tab/>University of California - Berkeley</text:p>
      <text:p text:style-name="P18"><text:tab/><text:tab/><text:tab/>Research assistant</text:p>
      <text:p text:style-name="P18"><text:tab/><text:tab/><text:tab/><text:span text:style-name="T133">PI</text:span>: Laura Sterponi</text:p>
      <text:p text:style-name="P14"/>
      <text:p text:style-name="P14">Press</text:p>
      <text:p text:style-name="P102"/>
      <text:p text:style-name="P100"><text:soft-page-break/>NSF.gov, The Rhythms of Sign Language, July 14, 2017. Stanley Dambroski &amp; Madeline Beal, <text:a xlink:type="simple" xlink:href="https://www.nsf.gov/discoveries/disc_summ.jsp?cntn_id=242300&amp;WT.mc_id=USNSF_1" text:style-name="Internet_20_link" text:visited-style-name="Visited_20_Internet_20_Link">https://www.nsf.gov/discoveries/disc_summ.jsp?cntn_id=242300&amp;WT.mc_id=USNSF_1</text:a> </text:p>
      <text:p text:style-name="P92">ScienceDaily.com, Human brain tunes into visual rhythms in sign language, June 8, 2017. Tina A. Cormier, <text:a xlink:type="simple" xlink:href="https://www.sciencedaily.com/releases/2017/06/170608145521.htm" text:style-name="Internet_20_link" text:visited-style-name="Visited_20_Internet_20_Link">https://www.sciencedaily.com/releases/2017/06/170608145521.htm</text:a> </text:p>
      <text:p text:style-name="P91">HuffingtonPost.com, How Left-Handed People Think And Feel Differently, November 30, 2016. Carolyn Gregoire, <text:a xlink:type="simple" xlink:href="http://www.huffingtonpost.com/entry/left-handed-personality-psychology_us_58331757e4b058ce7aac163a" text:style-name="Internet_20_link" text:visited-style-name="Visited_20_Internet_20_Link">http://www.huffingtonpost.com/entry/left-handed-personality-psychology_us_58331757e4b058ce7aac163a</text:a> </text:p>
      <text:p text:style-name="P90">ScienceMag.com, <text:span text:style-name="T116">Brain-zapping therapies might be hitting lefties on the wrong side of the head</text:span>, February 29, 2016. Nala Rogers, <text:a xlink:type="simple" xlink:href="http://www.sciencemag.org/news/2016/02/brain-zapping-therapies-might-be-hitting-lefties-wrong-side-head" text:style-name="Internet_20_link" text:visited-style-name="Visited_20_Internet_20_Link">http://www.sciencemag.org/news/2016/02/brain-zapping-therapies-might-be-</text:a><text:a xlink:type="simple" xlink:href="http://www.sciencemag.org/news/2016/02/brain-zapping-therapies-might-be-hitting-lefties-wrong-side-head" text:style-name="Internet_20_link" text:visited-style-name="Visited_20_Internet_20_Link">hitting-lefties-wrong-side-head</text:a> </text:p>
      <text:p text:style-name="P89">PopularScience.com, <text:span text:style-name="T116">The Keyboard’s Strange Impact On Your Baby’s Name</text:span><text:span text:style-name="T120">, September 11, 2014. Kate Gammon, </text:span><text:a xlink:type="simple" xlink:href="http://www.popsci.com/blog-network/kinderlab/keyboard’s-strange-impact-your-baby’s-name" text:style-name="Internet_20_link" text:visited-style-name="Visited_20_Internet_20_Link"><text:span text:style-name="T120">http://www.popsci.com/blog-network/kinderlab/keyboard%E2%80%99s-strange-impact-</text:span></text:a><text:a xlink:type="simple" xlink:href="http://www.popsci.com/blog-network/kinderlab/keyboard’s-strange-impact-your-baby’s-name" text:style-name="Internet_20_link" text:visited-style-name="Visited_20_Internet_20_Link"><text:span text:style-name="T120">your-baby%E2%80%99s-name</text:span></text:a></text:p>
      <text:p text:style-name="P87">Time.com, <text:span text:style-name="T116">Study: Keyboards Are Influencing What You Name Your Baby</text:span><text:span text:style-name="T120">,</text:span> May 10, 2014. Katy Steinmetz. <text:a xlink:type="simple" xlink:href="http://time.com/94945/keyboards-baby-names/" text:style-name="Internet_20_link" text:visited-style-name="Visited_20_Internet_20_Link">http://time.com/94945/keyboards-baby-names/</text:a> </text:p>
      <text:p text:style-name="P88"><text:span text:style-name="T114">ScienceDaily.com, </text:span><text:span text:style-name="T117">Emotion reversed in left-handers' brains</text:span><text:span text:style-name="T121">, May 2, 2012. </text:span><text:a xlink:type="simple" xlink:href="http://www.sciencedaily.com/releases/2012/05/120502184836.htm" text:style-name="Internet_20_link" text:visited-style-name="Visited_20_Internet_20_Link"><text:span text:style-name="T121">http://www.sciencedaily.com/releases/2012/05/120502184836.htm</text:span></text:a></text:p>
      <text:p text:style-name="P97"><text:span text:style-name="T123">PsychologyToday.com, </text:span><text:span text:style-name="T119">Emotion Is Reversed in Left-Handers' Brains</text:span><text:span text:style-name="T123">, May 3, 2012. Daniel Casasanto. </text:span><text:a xlink:type="simple" xlink:href="http://www.psychologytoday.com/blog/malleable-mind/201205/emotion-is-reversed-in-left-handers-brains" text:style-name="Internet_20_link" text:visited-style-name="Visited_20_Internet_20_Link"><text:span text:style-name="T123">http://www.psychologytoday.com/blog/malleable-mind/201205/emotion-is-reversed-in-left-handers-brains</text:span></text:a></text:p>
      <text:p text:style-name="P108"/>
      <text:p text:style-name="P11"><text:span text:style-name="T159">Technical s</text:span>kills</text:p>
      <text:p text:style-name="P104"/>
      <text:p text:style-name="P94"><text:span text:style-name="T122">P</text:span><text:span text:style-name="T120">rogramming languages: </text:span><text:span text:style-name="T127">P</text:span><text:span text:style-name="T120">ython, R, </text:span><text:span text:style-name="T127">Matlab, </text:span><text:span text:style-name="T128">Bash, </text:span><text:span text:style-name="T120">Supercollider</text:span></text:p>
      <text:p text:style-name="P93"><text:span text:style-name="T124">Designing, running, and analyzing experiments using</text:span><text:span text:style-name="T120"> </text:span><text:span text:style-name="T126">M</text:span><text:span text:style-name="T127">EG/</text:span><text:span text:style-name="T120">EEG and behavioral </text:span><text:span text:style-name="T124">methods</text:span></text:p>
      <text:p text:style-name="P98">Linear mixed-effects modeling</text:p>
      <text:p text:style-name="P98">Non-parametric statistics</text:p>
      <text:p text:style-name="P99">Multivariate <text:span text:style-name="T167">decoding</text:span> analyses</text:p>
      <text:p text:style-name="P95"><text:span text:style-name="T128">D</text:span><text:span text:style-name="T127">igital</text:span><text:span text:style-name="T125"> signal processing</text:span></text:p>
      <text:p text:style-name="P12"/>
      <text:p text:style-name="P13">Citizenship</text:p>
      <text:p text:style-name="P107"/>
      <text:p text:style-name="P96"><text:span text:style-name="T122">U</text:span><text:span text:style-name="T120">S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8in" style:type="center"/>
          <style:tab-stop style:position="7.0957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padding="0in" fo:border-left="none" fo:border-right="none" fo:border-top="none" fo:border-bottom="0.99pt solid #808080" style:shadow="none" text:number-lines="false" text:line-number="0" style:join-border="true"/>
      <style:text-properties fo:font-size="6pt" style:font-size-asian="6pt" style:font-size-complex="6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48in" style:type="center"/>
          <style:tab-stop style:position="7.0957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2in" fo:margin-bottom="1.0035in" fo:margin-left="0.702in" fo:margin-right="0.702in" style:writing-mode="lr-tb" style:layout-grid-color="#c0c0c0" style:layout-grid-lines="23608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6-16T20:16:32.711020159</dc:date>
    <meta:editing-duration>PT17H49M21S</meta:editing-duration>
    <meta:editing-cycles>275</meta:editing-cycles>
    <dc:creator>Geoff Brookshire</dc:creator>
    <meta:document-statistic meta:table-count="0" meta:image-count="0" meta:object-count="0" meta:page-count="7" meta:paragraph-count="135" meta:word-count="1785" meta:character-count="13798" meta:non-whitespace-character-count="12013"/>
    <meta:user-defined meta:name="Company">UC - Berkeley</meta:user-defined>
  </office:meta>
</office:document-meta>
</file>